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" manifest:full-path="Pictures/2000005B00001089000005CAD9B0186C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Front_20_background">
      <style:graphic-properties draw:textarea-horizontal-align="justify" draw:textarea-vertical-align="middle" draw:auto-grow-height="false"/>
    </style:style>
    <style:style style:name="gr2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3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4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5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6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7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8" style:family="graphic" style:parent-style-name="Back_20_background">
      <style:graphic-properties draw:textarea-horizontal-align="justify" draw:textarea-vertical-align="middle" draw:auto-grow-height="false"/>
    </style:style>
    <style:style style:name="gr9" style:family="graphic" style:parent-style-name="English">
      <style:graphic-properties fo:min-height="1.009cm" fo:min-width="8.929cm"/>
    </style:style>
    <style:style style:name="gr10" style:family="graphic" style:parent-style-name="Meaning">
      <style:graphic-properties fo:min-height="0.757cm" fo:min-width="8.929cm"/>
    </style:style>
    <style:style style:name="gr11" style:family="graphic" style:parent-style-name="Onyomi">
      <style:graphic-properties fo:min-height="0.758cm" fo:min-width="8.929cm"/>
    </style:style>
    <style:style style:name="gr12" style:family="graphic" style:parent-style-name="Example">
      <style:graphic-properties fo:min-height="0.96cm" fo:min-width="8.929cm"/>
    </style:style>
    <style:style style:name="gr13" style:family="graphic" style:parent-style-name="Kunyomi">
      <style:graphic-properties fo:min-height="0.757cm" fo:min-width="8.929cm"/>
    </style:style>
    <style:style style:name="gr14" style:family="graphic" style:parent-style-name="English">
      <style:graphic-properties fo:min-height="1.01cm" fo:min-width="8.928cm"/>
    </style:style>
    <style:style style:name="gr15" style:family="graphic" style:parent-style-name="Meaning">
      <style:graphic-properties fo:min-height="0.757cm" fo:min-width="8.928cm"/>
    </style:style>
    <style:style style:name="gr16" style:family="graphic" style:parent-style-name="Onyomi">
      <style:graphic-properties fo:min-height="0.758cm" fo:min-width="8.928cm"/>
    </style:style>
    <style:style style:name="gr17" style:family="graphic" style:parent-style-name="Example">
      <style:graphic-properties fo:min-height="0.96cm" fo:min-width="8.928cm"/>
    </style:style>
    <style:style style:name="gr18" style:family="graphic" style:parent-style-name="Kunyomi">
      <style:graphic-properties fo:min-height="0.757cm" fo:min-width="8.928cm"/>
    </style:style>
    <style:style style:name="gr19" style:family="graphic" style:parent-style-name="English">
      <style:graphic-properties fo:min-height="1.009cm" fo:min-width="8.928cm"/>
    </style:style>
    <style:style style:name="gr20" style:family="graphic" style:parent-style-name="Onyomi">
      <style:graphic-properties fo:min-height="0.759cm" fo:min-width="8.929cm"/>
    </style:style>
    <style:style style:name="gr21" style:family="graphic" style:parent-style-name="English">
      <style:graphic-properties fo:min-height="1.01cm" fo:min-width="8.929cm"/>
    </style:style>
    <style:style style:name="gr22" style:family="graphic" style:parent-style-name="Kunyomi">
      <style:graphic-properties fo:min-height="0.757cm" fo:min-width="8.929cm"/>
    </style:style>
    <style:style style:name="gr23" style:family="graphic" style:parent-style-name="Onyomi">
      <style:graphic-properties fo:min-height="0.759cm" fo:min-width="8.928cm"/>
    </style:style>
    <style:style style:name="gr24" style:family="graphic" style:parent-style-name="Kunyomi">
      <style:graphic-properties fo:min-height="0.757cm" fo:min-width="8.928cm"/>
    </style:style>
    <style:style style:name="gr25" style:family="graphic" style:parent-style-name="Meaning">
      <style:graphic-properties fo:min-height="0.758cm" fo:min-width="8.928cm"/>
    </style:style>
    <style:style style:name="gr26" style:family="graphic" style:parent-style-name="Meaning">
      <style:graphic-properties fo:min-height="0.757cm" fo:min-width="8.928cm"/>
    </style:style>
    <style:style style:name="gr27" style:family="graphic" style:parent-style-name="Meaning">
      <style:graphic-properties fo:min-height="0.757cm" fo:min-width="8.929cm"/>
    </style:style>
    <style:style style:name="gr28" style:family="graphic" style:parent-style-name="Literal">
      <style:graphic-properties draw:textarea-horizontal-align="center" draw:textarea-vertical-align="middle" draw:auto-grow-height="true" draw:auto-grow-width="false" fo:min-height="3.63cm" fo:min-width="0cm"/>
    </style:style>
    <style:style style:name="gr29" style:family="graphic" style:parent-style-name="Stroke_20_count">
      <style:graphic-properties draw:textarea-horizontal-align="center" draw:textarea-vertical-align="middle" draw:auto-grow-height="true" draw:auto-grow-width="false" fo:min-height="0.842cm" fo:min-width="0cm"/>
    </style:style>
    <style:style style:name="gr30" style:family="graphic" style:parent-style-name="Grade">
      <style:graphic-properties draw:textarea-horizontal-align="center" draw:textarea-vertical-align="middle" draw:auto-grow-height="true" draw:auto-grow-width="false" fo:min-height="0.842cm" fo:min-width="0cm"/>
    </style:style>
    <style:style style:name="gr31" style:family="graphic" style:parent-style-name="Stroke_20_count">
      <style:graphic-properties draw:textarea-horizontal-align="center" draw:textarea-vertical-align="middle" draw:auto-grow-height="true" draw:auto-grow-width="false" fo:min-height="0.841cm" fo:min-width="0cm"/>
    </style:style>
    <style:style style:name="gr32" style:family="graphic" style:parent-style-name="Grade">
      <style:graphic-properties draw:textarea-horizontal-align="center" draw:textarea-vertical-align="middle" draw:auto-grow-height="true" draw:auto-grow-width="false" fo:min-height="0.841cm" fo:min-width="0cm"/>
    </style:style>
    <style:style style:name="gr33" style:family="graphic" style:parent-style-name="Literal">
      <style:graphic-properties draw:textarea-horizontal-align="center" draw:textarea-vertical-align="middle" draw:auto-grow-height="true" draw:auto-grow-width="false" fo:min-height="3.629cm" fo:min-width="0cm"/>
    </style:style>
    <style:style style:name="gr34" style:family="graphic" style:parent-style-name="English">
      <style:graphic-properties fo:min-height="1.009cm" fo:min-width="8.929cm"/>
    </style:style>
    <style:style style:name="gr35" style:family="graphic" style:parent-style-name="Onyomi">
      <style:graphic-properties fo:min-height="0.759cm" fo:min-width="8.929cm"/>
    </style:style>
    <style:style style:name="gr36" style:family="graphic" style:parent-style-name="Example">
      <style:graphic-properties fo:min-height="0.96cm" fo:min-width="8.929cm"/>
    </style:style>
    <style:style style:name="gr37" style:family="graphic" style:parent-style-name="English">
      <style:graphic-properties fo:min-height="1.01cm" fo:min-width="8.929cm"/>
    </style:style>
    <style:style style:name="gr38" style:family="graphic" style:parent-style-name="Onyomi">
      <style:graphic-properties fo:min-height="0.758cm" fo:min-width="8.929cm"/>
    </style:style>
    <style:style style:name="gr39" style:family="graphic" style:parent-style-name="English">
      <style:graphic-properties fo:min-height="1.009cm" fo:min-width="8.928cm"/>
    </style:style>
    <style:style style:name="gr40" style:family="graphic" style:parent-style-name="Onyomi">
      <style:graphic-properties fo:min-height="0.758cm" fo:min-width="8.928cm"/>
    </style:style>
    <style:style style:name="gr41" style:family="graphic" style:parent-style-name="Example">
      <style:graphic-properties fo:min-height="0.96cm" fo:min-width="8.928cm"/>
    </style:style>
    <style:style style:name="gr42" style:family="graphic" style:parent-style-name="Onyomi">
      <style:graphic-properties fo:min-height="0.759cm" fo:min-width="8.928cm"/>
    </style:style>
    <style:style style:name="gr43" style:family="graphic" style:parent-style-name="Meaning">
      <style:graphic-properties fo:min-height="0.758cm" fo:min-width="8.928cm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5" style:family="graphic" style:parent-style-name="standard">
      <style:graphic-properties draw:stroke="none" svg:stroke-color="#000000" draw:fill="none" draw:fill-color="#ffffff" fo:min-height="11.478cm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size-complex="12pt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移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因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圧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易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営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永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益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演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衛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液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往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応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AUS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factor - be associated with - depend on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イ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原因 (げんいん) - cause</text:p>
              <text:p text:style-name="P1">要因 (よういん) - main cause</text:p>
              <text:p text:style-name="P1">死因 (しいん) - cause of deat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よ.る　ちな.む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SHIF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move - change - drift - catch (cold, fire)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移植 (いしょく) - transplanting</text:p>
              <text:p text:style-name="P1">移動 (いどう) - removal</text:p>
              <text:p text:style-name="P1">移転 (いてん) - mov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うつ.る　うつ.す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EAS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ready to - simple - fortune-telling - divination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エキ　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貿易 (ぼうえき) - trade (foreign)</text:p>
              <text:p text:style-name="P1">容易 (ようい) - easy</text:p>
              <text:p text:style-name="P1">安易 (あんい) - eas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やさ.しい　やす.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RESSUR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ush - overwhelm - oppress - dominat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アツ　エン　オ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圧力 (あつりょく) - stress</text:p>
              <text:p text:style-name="P1">圧倒的 (あっとうてき) - overwhelming</text:p>
              <text:p text:style-name="P1">圧倒 (あっとう) - overwhelm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お.す　へ.す　おさ.える　お.さえ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ETERNITY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long - lengthy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エ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永住 (えいじゅう) - permanent residence</text:p>
              <text:p text:style-name="P1">永遠 (えいえん) - eternity</text:p>
              <text:p text:style-name="P1">永久 (えいきゅう) - eternity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なが.い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OCCUPATIO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amp - perform - build - conduct (business)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エイ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経営 (けいえい) - management</text:p>
              <text:p text:style-name="P1">営業 (えいぎょう) - business</text:p>
              <text:p text:style-name="P1">運営 (うんえい) - managemen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いとな.む　いとな.み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PERFORMANC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act - play - render - stag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エ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演説 (えんぜつ) - speech</text:p>
              <text:p text:style-name="P1">講演 (こうえん) - lecture</text:p>
              <text:p text:style-name="P1">出演 (しゅつえん) - performance</text:p>
            </draw:text-box>
            <svg:title>examples</svg:title>
          </draw:frame>
          <draw:frame draw:style-name="gr22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BENEFIT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gain - profit - advantag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エキ　ヤク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利益 (りえき) - profit</text:p>
              <text:p text:style-name="P1">収益 (しゅうえき) - earnings</text:p>
              <text:p text:style-name="P1">減益 (げんえき) - decrease in profit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ま.す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LUID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liquid - juice - sap - secretio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エキ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血液 (けつえき) - blood</text:p>
              <text:p text:style-name="P1">液晶 (えきしょう) - liquid crystal</text:p>
              <text:p text:style-name="P1">液体 (えきたい) - liquid</text:p>
            </draw:text-box>
            <svg:title>examples</svg:title>
          </draw:frame>
          <draw:frame draw:style-name="gr22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EFENS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protection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エイ　エ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自衛隊 (じえいたい) - self-defense force</text:p>
              <text:p text:style-name="P1">防衛 (ぼうえい) - defense</text:p>
              <text:p text:style-name="P1">衛星 (えいせい) - satellite</text:p>
            </draw:text-box>
            <svg:title>examples</svg:title>
          </draw:frame>
          <draw:frame draw:style-name="gr24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APPL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answer - yes - OK - reply - accep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オウ　ヨウ　-ノ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対応 (たいおう) - interaction</text:p>
              <text:p text:style-name="P1">応じる (おうじる) - to respond</text:p>
              <text:p text:style-name="P1">反応 (はんのう) - react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た.る　まさに　こた.え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JOURNEY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chase away - let go - going - travel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オ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往復 (おうふく) - round trip</text:p>
              <text:p text:style-name="P1">往来 (おうらい) - coming and going</text:p>
              <text:p text:style-name="P1">往年 (おうねん) - former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い.く　いにしえ　さき.に　ゆ.く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価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可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恩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仮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河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過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快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格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賀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解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確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額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CA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passable - mustn't - should not - do no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カ　コ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可能性 (かのうせい) - potentiality</text:p>
              <text:p text:style-name="P1">可能 (かのう) - possible</text:p>
              <text:p text:style-name="P1">許可 (きょか) - permiss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-べ.き　-べ.し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VALU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ric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　ケ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価格 (かかく) - price</text:p>
              <text:p text:style-name="P1">評価 (ひょうか) - valuation</text:p>
              <text:p text:style-name="P1">株価 (かぶか) - stock price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あた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HAM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temporary - interim - assumed (name) - informal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　ケ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仮に (かりに) - temporarily</text:p>
              <text:p text:style-name="P1">仮称 (かしょう) - temporary name</text:p>
              <text:p text:style-name="P1">仮設 (かせつ) - temporar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かり　かり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GRAC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kindness - goodness - favor - mercy - blessing - …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オ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恩恵 (おんけい) - grace</text:p>
              <text:p text:style-name="P1">恩赦 (おんしゃ) - amnesty</text:p>
              <text:p text:style-name="P1">恩師 (おんし) - one's honored teacher</text:p>
            </draw:text-box>
            <svg:title>examples</svg:title>
          </draw:frame>
          <draw:frame draw:style-name="gr24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OVERDO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exceed - go beyond - error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カ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過去 (かこ) - the past</text:p>
              <text:p text:style-name="P1">過ぎる (すぎる) - to pass through</text:p>
              <text:p text:style-name="P1">過程 (かてい) - process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す.ぎる　-す.ぎる　-す.ぎ　す.ごす　…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RIVER</text:p>
            </draw:text-box>
            <svg:title>english</svg:title>
          </draw:frame>
          <draw:frame draw:style-name="gr26" draw:text-style-name="P1" draw:layer="layout" svg:width="8.928cm" svg:height="0.937cm" svg:x="10.808cm" svg:y="11.68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カ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河川 (かせん) - rivers</text:p>
              <text:p text:style-name="P1">河内 (はのい) - Hanoi</text:p>
              <text:p text:style-name="P1">河口 (かこう) - mouth of rive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わ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TATUS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ank - capacity - character - case (law, grammar)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カク　コウ　キャク　ゴ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価格 (かかく) - price</text:p>
              <text:p text:style-name="P1">本格的 (ほんかくてき) - full-blown</text:p>
              <text:p text:style-name="P1">資格 (しかく) - qualifications</text:p>
            </draw:text-box>
            <svg:title>examples</svg:title>
          </draw:frame>
          <draw:frame draw:style-name="gr22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CHEERFUL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pleasant - agreeable - comfortable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カ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快勝 (かいしょう) - sweeping victory</text:p>
              <text:p text:style-name="P1">快適 (かいてき) - pleasant</text:p>
              <text:p text:style-name="P1">明快 (めいかい) - clar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こころよ.い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UNRAVE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notes - key - explanation - understanding - untie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カイ　ゲ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解決 (かいけつ) - settlement</text:p>
              <text:p text:style-name="P1">理解 (りかい) - understanding</text:p>
              <text:p text:style-name="P1">解散 (かいさん) - breakup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と.く　と.かす　と.ける　ほど.く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ONGRATULATIONS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joy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ガ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祝賀 (しゅくが) - celebration</text:p>
              <text:p text:style-name="P1">年賀状 (ねんがじょう) - New Year's card</text:p>
              <text:p text:style-name="P1">年賀 (ねんが) - New Year's greetings</text:p>
            </draw:text-box>
            <svg:title>examples</svg:title>
          </draw:frame>
          <draw:frame draw:style-name="gr24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FOREHEA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tablet - plaque - framed picture - sum - amount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ガ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総額 (そうがく) - sum total</text:p>
              <text:p text:style-name="P1">金額 (きんがく) - amount of money</text:p>
              <text:p text:style-name="P1">巨額 (きょがく) - great sum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ひたい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ASSURANC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firm - tight - hard - solid - confirm - clear - …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カク　コ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確認 (かくにん) - affirmation</text:p>
              <text:p text:style-name="P1">確保 (かくほ) - guarantee</text:p>
              <text:p text:style-name="P1">明確 (めいかく) - clear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たし.か　たし.かめ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慣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眼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刊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幹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基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寄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義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逆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規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技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久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旧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YEBALL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ガン　ゲ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眼鏡 (がんきょう) - spectacles</text:p>
              <text:p text:style-name="P1">主眼 (しゅがん) - main point</text:p>
              <text:p text:style-name="P1">眼科 (がんか) - ophthalmolog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まなこ　め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CCUSTOME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get used to - become experience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慣れる (なれる) - to grow accustomed (to)</text:p>
              <text:p text:style-name="P1">習慣 (しゅうかん) - custom</text:p>
              <text:p text:style-name="P1">慣行 (かんこう) - customary practic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な.れる　な.らす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REE TRUNK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カ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幹部 (かんぶ) - management</text:p>
              <text:p text:style-name="P1">幹事 (かんじ) - executive secretary</text:p>
              <text:p text:style-name="P1">根幹 (こんかん) - basis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みき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UBLISH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arve - engrav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カ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週刊 (しゅうかん) - published weekly</text:p>
              <text:p text:style-name="P1">刊行 (かんこう) - publication</text:p>
              <text:p text:style-name="P1">創刊 (そうかん) - launching (e.g., newspaper)</text:p>
            </draw:text-box>
            <svg:title>examples</svg:title>
          </draw:frame>
          <draw:frame draw:style-name="gr24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RAW NEAR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top in - bring near - gather - collect - send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寄せる (よせる) - to come near</text:p>
              <text:p text:style-name="P1">寄付 (きふ) - contribution</text:p>
              <text:p text:style-name="P1">年寄り (としより) - old peopl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よ.る　-よ.り　よ.せ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FUNDAMENTALS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adical (chem) - counter for machines - foundatio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基本 (きほん) - foundation</text:p>
              <text:p text:style-name="P1">基準 (きじゅん) - standard</text:p>
              <text:p text:style-name="P1">基づく (もとづく) - to be grounded 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もと　もとい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INVERTE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everse - opposite - wicked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ギャク　ゲキ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逆転 (ぎゃくてん) - change</text:p>
              <text:p text:style-name="P1">逆風 (ぎゃくふう) - head wind</text:p>
              <text:p text:style-name="P1">逆行 (ぎゃっこう) - advers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さか　さか.さ　さか.ら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RIGHTEOUSNES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justice - morality - honor - loyalty - meaning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ギ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主義 (しゅぎ) - doctrine</text:p>
              <text:p text:style-name="P1">義務 (ぎむ) - duty</text:p>
              <text:p text:style-name="P1">正義 (せいぎ) - justice</text:p>
            </draw:text-box>
            <svg:title>examples</svg:title>
          </draw:frame>
          <draw:frame draw:style-name="gr24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KILL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art - craft - ability - feat - performance - …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ギ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技術 (ぎじゅつ) - art</text:p>
              <text:p text:style-name="P1">競技 (きょうぎ) - game</text:p>
              <text:p text:style-name="P1">演技 (えんぎ) - acting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わざ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STANDARD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measure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キ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規制 (きせい) - regulation</text:p>
              <text:p text:style-name="P1">規模 (きぼ) - scale</text:p>
              <text:p text:style-name="P1">規定 (きてい) - regulation</text:p>
            </draw:text-box>
            <svg:title>examples</svg:title>
          </draw:frame>
          <draw:frame draw:style-name="gr24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OLD TIMES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old things - old friend - former - ex-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キュ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復旧 (ふくきゅう) - restoration</text:p>
              <text:p text:style-name="P1">新旧 (しんきゅう) - new and old</text:p>
              <text:p text:style-name="P1">旧制 (きゅうせい) - old system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ふる.い　もと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LONG TIM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old story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キュウ　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久々 (ひさびさ) - long time</text:p>
              <text:p text:style-name="P1">永久 (えいきゅう) - eternity</text:p>
              <text:p text:style-name="P1">恒久 (こうきゅう) - permanen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ひさ.し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境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興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居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許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均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禁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経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潔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句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群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件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券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NTERTAI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revive - retrieve - interest - pleasur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コウ　キョ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復興 (ふっこう) - revival</text:p>
              <text:p text:style-name="P1">興味 (きょうみ) - interest (in something)</text:p>
              <text:p text:style-name="P1">振興 (しんこう) - promot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おこ.る　おこ.す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BOUNDARY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order - regio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キョウ　ケ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環境 (かんきょう) - environment</text:p>
              <text:p text:style-name="P1">国境 (くにざかい) - national border</text:p>
              <text:p text:style-name="P1">心境 (しんきょう) - mental stat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さかい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ERMIT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approv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キョ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許す (ゆるす) - to permit</text:p>
              <text:p text:style-name="P1">許可 (きょか) - permission</text:p>
              <text:p text:style-name="P1">免許 (めんきょ) - licens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ゆる.す　もと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ESID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to be - exist - live with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キョ　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芝居 (しばい) - play</text:p>
              <text:p text:style-name="P1">居住 (きょじゅう) - residence</text:p>
              <text:p text:style-name="P1">入居 (にゅうきょ) - moving into (house)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い.る　-い　お.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PROHIBITIO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ban - forbid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キ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禁止 (きんし) - prohibition</text:p>
              <text:p text:style-name="P1">禁じる (きんじる) - to prohibit</text:p>
              <text:p text:style-name="P1">解禁 (かいきん) - lifting a ban</text:p>
            </draw:text-box>
            <svg:title>examples</svg:title>
          </draw:frame>
          <draw:frame draw:style-name="gr22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LEVEL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averag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キ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平均 (へいきん) - average</text:p>
              <text:p text:style-name="P1">不均衡 (ふきんこう) - imbalance</text:p>
              <text:p text:style-name="P1">均衡 (きんこう) - equilibrium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なら.す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UNDEFILED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ure - clean - righteous - gallan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ケツ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清潔 (せいけつ) - clean</text:p>
              <text:p text:style-name="P1">潔い (いさぎよい) - manly</text:p>
              <text:p text:style-name="P1">潔白 (けっぱく) - innocence (i.e., not guilty)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いさぎよ.い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UTRA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longitude - pass thru - expire - warp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ケイ　キョ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経済 (けいざい) - economics</text:p>
              <text:p text:style-name="P1">経営 (けいえい) - management</text:p>
              <text:p text:style-name="P1">経験 (けいけん) - experienc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へ.る　た.つ　たていと　はか.る　のり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LOCK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roup - crowd - herd - swarm - cluste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グン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抜群 (ばつぐん) - preeminence</text:p>
              <text:p text:style-name="P1">群れ (むれ) - group</text:p>
              <text:p text:style-name="P1">症候群 (しょうこうぐん) - syndrom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む.れる　む.れ　むら　むら.が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HRAS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clause - sentence - passage - paragraph - …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文句 (もんく) - phrase</text:p>
              <text:p text:style-name="P1">句集 (くしゅう) - collection of haiku poems</text:p>
              <text:p text:style-name="P1">揚げ句 (あげく) - in the end</text:p>
            </draw:text-box>
            <svg:title>examples</svg:title>
          </draw:frame>
          <draw:frame draw:style-name="gr24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ICKET</text:p>
            </draw:text-box>
            <svg:title>english</svg:title>
          </draw:frame>
          <draw:frame draw:style-name="gr27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証券 (しょうけん) - securities</text:p>
              <text:p text:style-name="P1">債券 (さいけん) - bond</text:p>
              <text:p text:style-name="P1">株券 (かぶけん) - stock certificate</text:p>
            </draw:text-box>
            <svg:title>examples</svg:title>
          </draw:frame>
          <draw:frame draw:style-name="gr22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AFFAIR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case - matter - item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事件 (じけん) - event</text:p>
              <text:p text:style-name="P1">条件 (じょうけん) - condition</text:p>
              <text:p text:style-name="P1">件数 (けんすう) - number (of things)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くだん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減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現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検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険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限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個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効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厚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故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20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構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耕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PRESEN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existing - actual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ゲ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現在 (げんざい) - now</text:p>
              <text:p text:style-name="P1">表現 (ひょうげん) - expression</text:p>
              <text:p text:style-name="P1">現場 (げんじょう) - actual spo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あらわ.れる　あらわ.す　うつつ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DWINDL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decrease - reduce - decline - curtail - get hungry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ゲ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削減 (さくげん) - cut</text:p>
              <text:p text:style-name="P1">減税 (げんぜい) - tax reduction</text:p>
              <text:p text:style-name="P1">減る (へる) - to decrease (in size or number)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へ.る　へ.らす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PRECIPITOUS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inaccessible place - impregnable position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ケン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危険 (きけん) - danger</text:p>
              <text:p text:style-name="P1">保険 (ほけん) - insurance</text:p>
              <text:p text:style-name="P1">冒険 (ぼうけん) - risk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けわ.しい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EXAMINATIO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investigat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ケ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検討 (けんとう) - consideration</text:p>
              <text:p text:style-name="P1">検査 (けんさ) - inspection (e.g., customs, factory)</text:p>
              <text:p text:style-name="P1">地検 (ちけん) - District Public Prosecutor's Offic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しら.べ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INDIVIDUAL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unter for articles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コ　カ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個人 (こじん) - individual</text:p>
              <text:p text:style-name="P1">個別 (こべつ) - particular case</text:p>
              <text:p text:style-name="P1">個性 (こせい) - individuality</text:p>
            </draw:text-box>
            <svg:title>examples</svg:title>
          </draw:frame>
          <draw:frame draw:style-name="gr22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LIMI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restrict - to best of ability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ゲ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限り (かぎり) - limit</text:p>
              <text:p text:style-name="P1">限る (かぎる) - to restrict</text:p>
              <text:p text:style-name="P1">制限 (せいげん) - restric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ぎ.る　かぎ.り　-かぎ.り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THICK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heavy - rich - kind - cordial - brazen - shameless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厚い (あつい) - thick</text:p>
              <text:p text:style-name="P1">厚相 (こうしょう) - Welfare Minister</text:p>
              <text:p text:style-name="P1">厚さ (あつさ) - thickness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あつ.い　あ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MERIT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fficacy - efficiency - benefit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効果 (こうか) - effect</text:p>
              <text:p text:style-name="P1">有効 (ゆうこう) - validity</text:p>
              <text:p text:style-name="P1">効率 (こうりつ) - efficiency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き.く　ききめ　なら.う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AFEGUARD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protect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ゴ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保護 (ほご) - care</text:p>
              <text:p text:style-name="P1">弁護士 (べんごし) - lawyer</text:p>
              <text:p text:style-name="P1">看護婦 (かんごふ) - nurs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まも.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HAPPENSTANC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especially - intentionally - reason - cause - …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事故 (ことゆえ) - accident</text:p>
              <text:p text:style-name="P1">故障 (こしょう) - break-down</text:p>
              <text:p text:style-name="P1">故郷 (こきょう) - home tow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ゆえ　ふる.い　もと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TILL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plow - cultivat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耕作 (こうさく) - cultivation</text:p>
              <text:p text:style-name="P1">耕す (たがやす) - to till</text:p>
              <text:p text:style-name="P1">農耕 (のうこう) - farming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がや.す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OSTUR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build - pretend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機構 (きこう) - mechanism</text:p>
              <text:p text:style-name="P1">構造 (こうぞう) - structure</text:p>
              <text:p text:style-name="P1">構想 (こうそう) - pla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かま.える　かま.う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混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査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講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7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鉱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再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妻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際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在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採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災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罪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財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INVESTIGATE</text:p>
            </draw:text-box>
            <svg:title>english</svg:title>
          </draw:frame>
          <draw:frame draw:style-name="gr27" draw:text-style-name="P1" draw:layer="layout" svg:width="8.929cm" svg:height="0.937cm" svg:x="1.308cm" svg:y="7.068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サ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調査 (ちょうさ) - investigation</text:p>
              <text:p text:style-name="P1">査察 (ささつ) - inspection (for compliance)</text:p>
              <text:p text:style-name="P1">検査 (けんさ) - inspection (e.g., customs, factory)</text:p>
            </draw:text-box>
            <svg:title>examples</svg:title>
          </draw:frame>
          <draw:frame draw:style-name="gr22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MIX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blend - confus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コ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混乱 (こんらん) - disorder</text:p>
              <text:p text:style-name="P1">混迷 (こんめい) - turmoil</text:p>
              <text:p text:style-name="P1">混ぜる (まぜる) - to mix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ま.じる　-ま.じり　ま.ざる　ま.ぜる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INERA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or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コ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炭鉱 (たんこう) - coal mine</text:p>
              <text:p text:style-name="P1">鉱山 (こうざん) - mine (ore)</text:p>
              <text:p text:style-name="P1">鉱業 (こうぎょう) - mining industr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あらがね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LECTUR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club - associatio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コ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講演 (こうえん) - lecture</text:p>
              <text:p text:style-name="P1">講師 (こうし) - lecturer</text:p>
              <text:p text:style-name="P1">講座 (こうざ) - lectureship</text:p>
            </draw:text-box>
            <svg:title>examples</svg:title>
          </draw:frame>
          <draw:frame draw:style-name="gr24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IF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pous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サイ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夫妻 (ふさい) - man and wife</text:p>
              <text:p text:style-name="P1">妻子 (さいし) - wife and children</text:p>
              <text:p text:style-name="P1">吾妻 (あずま) - eas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つま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AGAI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twice - second tim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サイ　サ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再開 (さいかい) - reopening</text:p>
              <text:p text:style-name="P1">再び (ふたたび) - again</text:p>
              <text:p text:style-name="P1">再編 (さいへん) - reorganiza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ふたた.び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EXIS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outskirts - suburbs - located i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ザ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現在 (げんざい) - now</text:p>
              <text:p text:style-name="P1">存在 (そんざい) - existence</text:p>
              <text:p text:style-name="P1">滞在 (たいざい) - stay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あ.る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OCCASIO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side - edge - verge - dangerous - adventurous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国際 (こくさい) - international</text:p>
              <text:p text:style-name="P1">実際 (じっさい) - practicality</text:p>
              <text:p text:style-name="P1">国際的 (こくさいてき) - international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きわ　-ぎわ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DISASTE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alamity - woe - curse - evil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サ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災害 (さいがい) - calamity</text:p>
              <text:p text:style-name="P1">火災 (かさい) - conflagration</text:p>
              <text:p text:style-name="P1">被災 (ひさい) - being a victim of (some disaster)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わざわ.い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ICK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ake - fetch - take up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サイ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採用 (さいよう) - use</text:p>
              <text:p text:style-name="P1">採択 (さいたく) - adoption</text:p>
              <text:p text:style-name="P1">採決 (さいけつ) - vot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と.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PROPERT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money - wealth - assets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ザイ　サイ　ゾク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財政 (ざいせい) - financial affairs</text:p>
              <text:p text:style-name="P1">財源 (ざいげん) - source of funds</text:p>
              <text:p text:style-name="P1">財界 (ざいかい) - financial world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から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GUILT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sin - crime - fault - blame - offens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ザイ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犯罪 (はんざい) - crime</text:p>
              <text:p text:style-name="P1">謝罪 (しゃざい) - apology</text:p>
              <text:p text:style-name="P1">無罪 (むざい) - innocenc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つみ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賛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酸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桜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雑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師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志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資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飼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支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枝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似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示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ACID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bitterness - sour - tart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サ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酸化 (さんか) - oxidation</text:p>
              <text:p text:style-name="P1">酸素 (さんそ) - oxygen</text:p>
              <text:p text:style-name="P1">酸性 (さんせい) - acidit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す.い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PPROV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praise - title or inscription on picture - assist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サン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賛成 (さんせい) - approval</text:p>
              <text:p text:style-name="P1">協賛 (きょうさん) - support</text:p>
              <text:p text:style-name="P1">賛否 (さんぴ) - yes and no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たす.ける　たた.え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MISCELLANEOUS</text:p>
            </draw:text-box>
            <svg:title>english</svg:title>
          </draw:frame>
          <draw:frame draw:style-name="gr27" draw:text-style-name="P1" draw:layer="layout" svg:width="8.929cm" svg:height="0.937cm" svg:x="1.307cm" svg:y="2.451cm">
            <draw:text-box>
              <text:p/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ザツ　ゾ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雑誌 (ざっし) - journal</text:p>
              <text:p text:style-name="P1">複雑 (ふくざつ) - complex</text:p>
              <text:p text:style-name="P1">混雑 (こんざつ) - confus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まじ.える　まじ.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HERRY</text:p>
            </draw:text-box>
            <svg:title>english</svg:title>
          </draw:frame>
          <draw:frame draw:style-name="gr26" draw:text-style-name="P1" draw:layer="layout" svg:width="8.928cm" svg:height="0.937cm" svg:x="10.806cm" svg:y="2.4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オウ　ヨ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桜花 (おうか) - cherry blossom</text:p>
              <text:p text:style-name="P1">山桜 (やまざくら) - mountain cherry</text:p>
              <text:p text:style-name="P1">葉桜 (はざくら) - cherry tree in leaf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さくら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INTENTION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lan - resolve - aspire - motive - hopes - …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志向 (しこう) - intention</text:p>
              <text:p text:style-name="P1">同志 (どうし) - same mind</text:p>
              <text:p text:style-name="P1">志願 (しがん) - aspiratio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シリング　こころざ.す　こころざし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EXPER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teacher - master - model - exemplar - …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シ　ス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医師 (いし) - doctor</text:p>
              <text:p text:style-name="P1">教師 (きょうし) - teacher (classroom)</text:p>
              <text:p text:style-name="P1">講師 (こうし) - lecture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もろもろ　なら.う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DOMESTICAT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raise - keep - feed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飼育 (しいく) - breeding</text:p>
              <text:p text:style-name="P1">飼う (かう) - to keep</text:p>
              <text:p text:style-name="P1">飼い主 (かいぬし) - shepherd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か.う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ASSET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resources - capital - funds - data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資金 (しきん) - funds</text:p>
              <text:p text:style-name="P1">投資 (とうし) - investment</text:p>
              <text:p text:style-name="P1">融資 (ゆうし) - financing</text:p>
            </draw:text-box>
            <svg:title>examples</svg:title>
          </draw:frame>
          <draw:frame draw:style-name="gr24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OUGH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ranch - twig - limb - counter for branches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シ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小枝 (こえだ) - twig</text:p>
              <text:p text:style-name="P1">枝葉 (えだは) - leaves and branches</text:p>
              <text:p text:style-name="P1">枝豆 (えだまめ) - edamame (green soybeans)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えだ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BRANCH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support - sustain - branch radical (no. 65)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シ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支援 (しえん) - support</text:p>
              <text:p text:style-name="P1">支持 (しじ) - support</text:p>
              <text:p text:style-name="P1">支える (ささえる) - to support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ささ.える　つか.える　か.う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HOW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indicate - point out - express - display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ジ　シ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示す (しめす) - to denote</text:p>
              <text:p text:style-name="P1">指示 (しじ) - indication</text:p>
              <text:p text:style-name="P1">展示 (てんじ) - exhibit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しめ.す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ECOMING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resemble - counterfeit - imitate - suitabl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ジ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似る (にる) - to resemble</text:p>
              <text:p text:style-name="P1">似顔 (にがお) - portrait</text:p>
              <text:p text:style-name="P1">似合う (にあう) - to suit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に.る　ひ.る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舎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謝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識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9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質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授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修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準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序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術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述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承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招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APOLOGIZ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thank - refus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シャ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感謝 (かんしゃ) - thanks</text:p>
              <text:p text:style-name="P1">謝罪 (しゃざい) - apology</text:p>
              <text:p text:style-name="P1">謝礼 (しゃれい) - reward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あやま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OTTAG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inn - hut - house - mansion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シャ　セキ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宿舎 (しゅくしゃ) - lodging house</text:p>
              <text:p text:style-name="P1">庁舎 (ちょうしゃ) - government office building</text:p>
              <text:p text:style-name="P1">校舎 (こうしゃ) - school build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やど.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SUBSTANC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quality - matter - temperament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シツ　シチ　チ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質問 (しつもん) - question</text:p>
              <text:p text:style-name="P1">物質 (ぶっしつ) - material</text:p>
              <text:p text:style-name="P1">実質 (じっしつ) - substanc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たち　ただ.す　もと　わりふ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DISCRIMINATING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know - writ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キ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意識 (いしき) - consciousness</text:p>
              <text:p text:style-name="P1">認識 (にんしき) - recognition</text:p>
              <text:p text:style-name="P1">知識 (ちしき) - knowledge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し.る　しる.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DISCIPLIN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conduct oneself well - study - master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ュウ　シュ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修正 (しゅうせい) - amendment</text:p>
              <text:p text:style-name="P1">研修 (けんしゅう) - training (esp. in-service)</text:p>
              <text:p text:style-name="P1">修理 (しゅうり) - repairing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さ.める　おさ.ま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IMPART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instruct - grant - confe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ジュ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教授 (きょうじゅ) - professor</text:p>
              <text:p text:style-name="P1">授業 (じゅぎょう) - lesson</text:p>
              <text:p text:style-name="P1">助教授 (じょきょうじゅ) - assistant professo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さず.ける　さず.か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PREFAC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beginning - order - precedence - occasion - chance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ジョ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秩序 (ちつじょ) - order</text:p>
              <text:p text:style-name="P1">序列 (じょれつ) - rank</text:p>
              <text:p text:style-name="P1">順序 (じゅんじょ) - order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つい.で　ついで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SEMI-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correspond to - proportionate to - conform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ジュ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基準 (きじゅん) - standard</text:p>
              <text:p text:style-name="P1">準備 (じゅんび) - preparation</text:p>
              <text:p text:style-name="P1">水準 (すいじゅん) - level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じゅん.じる　じゅん.ずる　なぞら.える　…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MENTION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state - speak - relat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ジュ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述べる (のべる) - to state</text:p>
              <text:p text:style-name="P1">供述 (きょうじゅつ) - affidavit</text:p>
              <text:p text:style-name="P1">記述 (きじゅつ) - description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の.べる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AR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technique - skill - means - trick - resources - …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ジュツ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技術 (ぎじゅつ) - art</text:p>
              <text:p text:style-name="P1">芸術 (げいじゅつ) - art</text:p>
              <text:p text:style-name="P1">手術 (しゅじゅつ) - opera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すべ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BECKON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invite - summon - engage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シ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招く (まねく) - to invite</text:p>
              <text:p text:style-name="P1">招待 (しょうたい) - invitation</text:p>
              <text:p text:style-name="P1">招致 (しょうち) - invitatio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まね.く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ACQUIESC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hear - listen to - be informed - receive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ショウ　ジ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承認 (しょうにん) - recognition</text:p>
              <text:p text:style-name="P1">了承 (りょうしょう) - acknowledgment</text:p>
              <text:p text:style-name="P1">継承 (けいしょう) - inheritanc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うけたまわ.る　う.ける　ささ.げる　…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情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条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証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常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状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織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勢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3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性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職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8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制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政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精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ARTICL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lause - item - stripe - streak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ジョウ　チョウ　デキ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条約 (じょうやく) - treaty</text:p>
              <text:p text:style-name="P1">条件 (じょうけん) - condition</text:p>
              <text:p text:style-name="P1">条項 (じょうこう) - clause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えだ　すじ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FEELING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emotion - passion - sympathy - circumstances - …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ジョウ　セ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情報 (じょうほう) - news</text:p>
              <text:p text:style-name="P1">情勢 (じょうせい) - state of things</text:p>
              <text:p text:style-name="P1">事情 (じじょう) - circumstances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なさ.け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USUA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ordinary - normal - regula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ジ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通常 (つうじょう) - common</text:p>
              <text:p text:style-name="P1">非常 (ひじょう) - emergency</text:p>
              <text:p text:style-name="P1">常務 (じょうむ) - managing director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つね　とこ-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EVIDENC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roof - certificat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ショ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証券 (しょうけん) - securities</text:p>
              <text:p text:style-name="P1">証言 (しょうげん) - evidence</text:p>
              <text:p text:style-name="P1">証人 (しょうにん) - witness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あかし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WEAV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fabric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ショク　シ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組織 (そしき) - organization</text:p>
              <text:p text:style-name="P1">組織的 (そしきてき) - systematic</text:p>
              <text:p text:style-name="P1">織物 (おりもの) - textile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.る　お.り　おり　-おり　-お.り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STATUS QUO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onditions - circumstances - form - appearanc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ジ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状態 (じょうたい) - current status</text:p>
              <text:p text:style-name="P1">現状 (げんじょう) - present condition</text:p>
              <text:p text:style-name="P1">症状 (しょうじょう) - symptoms</text:p>
            </draw:text-box>
            <svg:title>examples</svg:title>
          </draw:frame>
          <draw:frame draw:style-name="gr24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SEX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gender - nature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セイ　ショウ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女性 (じょせい) - woman</text:p>
              <text:p text:style-name="P1">可能性 (かのうせい) - potentiality</text:p>
              <text:p text:style-name="P1">男性 (だんせい) - man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さが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FORCES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energy - military strength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イ　ゼ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姿勢 (しせい) - attitude</text:p>
              <text:p text:style-name="P1">勢力 (せいりょく) - influence</text:p>
              <text:p text:style-name="P1">情勢 (じょうせい) - state of thing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いきお.い　はずみ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SYSTEM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law - rul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セ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制度 (せいど) - system</text:p>
              <text:p text:style-name="P1">規制 (きせい) - regulation</text:p>
              <text:p text:style-name="P1">体制 (たいせい) - order</text:p>
            </draw:text-box>
            <svg:title>examples</svg:title>
          </draw:frame>
          <draw:frame draw:style-name="gr22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POST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employment - work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ショク　ソ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職員 (しょくいん) - staff member</text:p>
              <text:p text:style-name="P1">就職 (しゅうしょく) - finding employment</text:p>
              <text:p text:style-name="P1">職業 (しょくぎょう) - occupation</text:p>
            </draw:text-box>
            <svg:title>examples</svg:title>
          </draw:frame>
          <draw:frame draw:style-name="gr24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REFINED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ghost - fairy - energy - vitality - semen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セイ　ショウ　シヤ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精神 (せいしん) - mind</text:p>
              <text:p text:style-name="P1">精神的 (せいしんてき) - mental</text:p>
              <text:p text:style-name="P1">精製 (せいせい) - purification</text:p>
            </draw:text-box>
            <svg:title>examples</svg:title>
          </draw:frame>
          <draw:frame draw:style-name="gr22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OLITICS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governmen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セイ　シ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政府 (せいふ) - government</text:p>
              <text:p text:style-name="P1">政治 (せいじ) - politics</text:p>
              <text:p text:style-name="P1">政権 (せいけん) - administration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まつりごと　まん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績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7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責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製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税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接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設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銭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祖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絶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舌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素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総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BLAM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ondemn - censur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セキ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責任 (せきにん) - duty</text:p>
              <text:p text:style-name="P1">責務 (せきむ) - duty</text:p>
              <text:p text:style-name="P1">無責任 (むせきにん) - irresponsibility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せ.め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EXPLOITS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unreeling cocoons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セキ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実績 (じっせき) - achievements</text:p>
              <text:p text:style-name="P1">業績 (ぎょうせき) - achievement</text:p>
              <text:p text:style-name="P1">成績 (せいせき) - results</text:p>
            </draw:text-box>
            <svg:title>examples</svg:title>
          </draw:frame>
          <draw:frame draw:style-name="gr24" draw:text-style-name="P1" draw:layer="layout" svg:width="8.928cm" svg:height="0.937cm" svg:x="10.807cm" svg:y="7.972cm">
            <draw:text-box>
              <text:p/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TAX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dut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ゼイ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関税 (かんぜい) - customs</text:p>
              <text:p text:style-name="P1">減税 (げんぜい) - tax reduction</text:p>
              <text:p text:style-name="P1">税制 (ぜいせい) - tax system</text:p>
            </draw:text-box>
            <svg:title>examples</svg:title>
          </draw:frame>
          <draw:frame draw:style-name="gr22" draw:text-style-name="P1" draw:layer="layout" svg:width="8.929cm" svg:height="0.937cm" svg:x="1.307cm" svg:y="3.355cm">
            <draw:text-box>
              <text:p/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MADE IN...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manufacture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セイ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製品 (せいひん) - manufactured goods</text:p>
              <text:p text:style-name="P1">製造 (せいぞう) - manufacture</text:p>
              <text:p text:style-name="P1">製作 (せいさく) - manufacture</text:p>
            </draw:text-box>
            <svg:title>examples</svg:title>
          </draw:frame>
          <draw:frame draw:style-name="gr24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ESTABLISHMENT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provision - prepar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セツ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建設 (けんせつ) - construction</text:p>
              <text:p text:style-name="P1">施設 (しせつ) - institution</text:p>
              <text:p text:style-name="P1">設置 (せっち) - establishmen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もう.け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TOUCH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contact - adjoin - piece together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セツ　シ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直接 (ちょくせつ) - direct</text:p>
              <text:p text:style-name="P1">接触 (せっしょく) - touch</text:p>
              <text:p text:style-name="P1">接近 (せっきん) - getting closer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つ.ぐ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ANCESTOR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ioneer - founde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ソ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祖国 (そこく) - fatherland</text:p>
              <text:p text:style-name="P1">祖父 (おおじ) - grandfather</text:p>
              <text:p text:style-name="P1">祖母 (うば) - grandmother</text:p>
            </draw:text-box>
            <svg:title>examples</svg:title>
          </draw:frame>
          <draw:frame draw:style-name="gr22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COI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.01 yen - money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セン　ゼ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金銭 (きんせん) - money</text:p>
              <text:p text:style-name="P1">銭湯 (せんとう) - bath-house</text:p>
              <text:p text:style-name="P1">小銭 (こぜに) - coins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ぜに　すき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TONGU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reed - clappe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ゼ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弁舌 (べんぜつ) - speech</text:p>
              <text:p text:style-name="P1">舌戦 (ぜっせん) - war of words</text:p>
              <text:p text:style-name="P1">毒舌 (どくぜつ) - wicked tongu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した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ISCONTINU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beyond - sever - cut off - abstain - interrupt - …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ゼツ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絶対 (ぜったい) - absolutely</text:p>
              <text:p text:style-name="P1">中絶 (ちゅうぜつ) - abortion</text:p>
              <text:p text:style-name="P1">絶滅 (ぜつめつ) - destruc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た.える　た.やす　た.つ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ENERAL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whole - all - full - total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ソ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総裁 (そうさい) - president</text:p>
              <text:p text:style-name="P1">総合 (そうごう) - synthesis</text:p>
              <text:p text:style-name="P1">総会 (そうかい) - general meeting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す.べて　すべ.て　ふさ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ELEMENTARY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principle - naked - uncovered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ソ　ス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素材 (そざい) - raw materials</text:p>
              <text:p text:style-name="P1">要素 (ようそ) - component</text:p>
              <text:p text:style-name="P1">炭素 (たんそ) - carbon (C)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もと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造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則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像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増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測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属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貸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退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9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損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態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団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断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RUL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follow - based on - model after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ソク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原則 (げんそく) - principle</text:p>
              <text:p text:style-name="P1">規則 (きそく) - rules</text:p>
              <text:p text:style-name="P1">罰則 (ばっそく) - penal regulations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のっと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CREAT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make - structure - physiqu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ゾ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構造 (こうぞう) - structure</text:p>
              <text:p text:style-name="P1">製造 (せいぞう) - manufacture</text:p>
              <text:p text:style-name="P1">改造 (かいぞう) - remodeling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つく.る　つく.り　-づく.り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INCREASE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add - augment - gain - promot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ゾ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増える (ふえる) - to increase</text:p>
              <text:p text:style-name="P1">増加 (ぞうか) - increase</text:p>
              <text:p text:style-name="P1">増やす (ふやす) - to increas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ま.す　ま.し　ふ.える　ふ.やす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STATU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icture - image - figure - portrai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ゾ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映像 (えいぞう) - reflection</text:p>
              <text:p text:style-name="P1">想像 (そうぞう) - imagination</text:p>
              <text:p text:style-name="P1">画像 (がぞう) - image</text:p>
            </draw:text-box>
            <svg:title>examples</svg:title>
          </draw:frame>
          <draw:frame draw:style-name="gr24" draw:text-style-name="P1" draw:layer="layout" svg:width="8.928cm" svg:height="0.937cm" svg:x="10.806cm" svg:y="3.354cm">
            <draw:text-box>
              <text:p/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BELONG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genus - subordinate official - affiliated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ゾク　ショ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所属 (しょぞく) - attached to</text:p>
              <text:p text:style-name="P1">金属 (きんぞく) - metal</text:p>
              <text:p text:style-name="P1">無所属 (むしょぞく) - independen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さかん　つく　やから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FATHOM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lan - scheme - measure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ソク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観測 (かんそく) - observation</text:p>
              <text:p text:style-name="P1">予測 (よそく) - prediction</text:p>
              <text:p text:style-name="P1">測定 (そくてい) - measuremen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はか.る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RETREA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withdraw - retire - resign - repel - expel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タイ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撤退 (てったい) - evacuation</text:p>
              <text:p text:style-name="P1">退職 (たいしょく) - retirement (from office)</text:p>
              <text:p text:style-name="P1">後退 (こうたい) - retrea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しりぞ.く　しりぞ.ける　ひ.く　の.く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LEND</text:p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タイ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貸す (かす) - to lend</text:p>
              <text:p text:style-name="P1">貸出 (かしだし) - lending</text:p>
              <text:p text:style-name="P1">賃貸 (ちんたい) - leas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か.す　か.し-　かし-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ATTITUD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condition - figure - appearance - voice (of verbs)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タ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状態 (じょうたい) - current status</text:p>
              <text:p text:style-name="P1">事態 (じたい) - situation</text:p>
              <text:p text:style-name="P1">実態 (じったい) - true state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わざ.と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AMAG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loss - disadvantage - hurt - injure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ソン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損失 (そんしつ) - loss (e.g., assets or profits)</text:p>
              <text:p text:style-name="P1">損害 (そんがい) - damage</text:p>
              <text:p text:style-name="P1">損なう (そこなう) - to harm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そこ.なう　そこな.う　-そこ.なう　…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SEVERANC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decline - refuse - apologize - warn - dismiss - …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ダ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判断 (はんだん) - judgment</text:p>
              <text:p text:style-name="P1">決断 (けつだん) - decision</text:p>
              <text:p text:style-name="P1">診断 (しんだん) - diagnosis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た.つ　ことわ.る　さだ.め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GROUP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association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ダン　トン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団体 (だんたい) - organization</text:p>
              <text:p text:style-name="P1">集団 (しゅうだん) - group</text:p>
              <text:p text:style-name="P1">球団 (きゅうだん) - baseball team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かたまり　まる.い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提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程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築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張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敵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適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銅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徳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統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導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15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独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任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6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EXTEN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degree - law - formula - distance - limits - …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テイ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程度 (ていど) - degree</text:p>
              <text:p text:style-name="P1">日程 (にってい) - schedule</text:p>
              <text:p text:style-name="P1">過程 (かてい) - process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ほど　-ほど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PROPOSE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take along - carry in hand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テイ　チョウ　ダイ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提案 (ていあん) - proposal</text:p>
              <text:p text:style-name="P1">提出 (ていしゅつ) - to present</text:p>
              <text:p text:style-name="P1">提供 (ていきょう) - offer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さ.げ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LENGTHEN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counter for bows &amp; stringed instruments - stretch - …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チョ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主張 (しゅちょう) - claim</text:p>
              <text:p text:style-name="P1">緊張 (きんちょう) - tension</text:p>
              <text:p text:style-name="P1">張る (はる) - to stick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は.る　-は.り　-ば.り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FABRICATE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build - construct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チク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建築 (けんちく) - construction</text:p>
              <text:p text:style-name="P1">構築 (こうちく) - construction</text:p>
              <text:p text:style-name="P1">築く (きずく) - to build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きず.く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SUITABL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occasional - rare - qualified - capabl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テキ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適用 (てきよう) - applying (e.g., a technology)</text:p>
              <text:p text:style-name="P1">適時 (てきじ) - timely</text:p>
              <text:p text:style-name="P1">適切 (てきせつ) - pertinent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かな.う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ENEMY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foe - opponen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テキ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匹敵 (ひってき) - comparing with</text:p>
              <text:p text:style-name="P1">敵対 (てきたい) - hostility</text:p>
              <text:p text:style-name="P1">素敵 (すてき) - lovely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かたき　あだ　かな.う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BENEVOLENC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virtue - goodness - commanding respect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トク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道徳 (どうとく) - morals</text:p>
              <text:p text:style-name="P1">悪徳 (あくとく) - vice</text:p>
              <text:p text:style-name="P1">道徳的 (どうとくてき) - ethical</text:p>
            </draw:text-box>
            <svg:title>examples</svg:title>
          </draw:frame>
          <draw:frame draw:style-name="gr22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COPPER</text:p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ドウ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銅像 (どうぞう) - bronze statue</text:p>
              <text:p text:style-name="P1">銅板 (どうばん) - sheet copper</text:p>
              <text:p text:style-name="P1">銅版 (どうはん) - copper plate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かがね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GUIDANCE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leading - conduct - ushe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ドウ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指導 (しどう) - leadership</text:p>
              <text:p text:style-name="P1">導入 (どうにゅう) - introduction</text:p>
              <text:p text:style-name="P1">主導 (しゅどう) - main leadership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みちび.く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OVERALL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elationship - ruling - governing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ト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大統領 (だいとうりょう) - president</text:p>
              <text:p text:style-name="P1">統一 (とういつ) - unity</text:p>
              <text:p text:style-name="P1">統合 (とうごう) - integration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す.べる　ほび.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RESPONSIBILITY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duty - term - entrust to - appoin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ニン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責任 (せきにん) - duty</text:p>
              <text:p text:style-name="P1">就任 (しゅうにん) - inauguration</text:p>
              <text:p text:style-name="P1">辞任 (じにん) - to resign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まか.せる　まか.す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SINGLE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alone - spontaneously - Germany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ドク　トク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独自 (どくじ) - original</text:p>
              <text:p text:style-name="P1">単独 (たんどく) - sole</text:p>
              <text:p text:style-name="P1">独占 (どくせん) - monopoly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ひと.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破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判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7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燃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6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能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版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犯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5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非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8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備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比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肥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俵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評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JUDGMENT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signature - stamp - seal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ハン　バン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批判 (ひはん) - criticism</text:p>
              <text:p text:style-name="P1">判断 (はんだん) - judgment</text:p>
              <text:p text:style-name="P1">判決 (はんけつ) - judicial decision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わか.る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REND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rip - tear - break - destroy - defeat - frustrat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ハ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破壊 (はかい) - destruction</text:p>
              <text:p text:style-name="P1">破る (やぶる) - to tear</text:p>
              <text:p text:style-name="P1">突破 (とっぱ) - breaking through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やぶ.る　やぶ.れ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ABILIT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talent - skill - capacity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ノウ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可能性 (かのうせい) - potentiality</text:p>
              <text:p text:style-name="P1">可能 (かのう) - possible</text:p>
              <text:p text:style-name="P1">機能 (きのう) - function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よ.く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BUR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blaze - glow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ネ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燃料 (ねんりょう) - fuel</text:p>
              <text:p text:style-name="P1">燃える (もえる) - to burn</text:p>
              <text:p text:style-name="P1">核燃料 (かくねんりょう) - atomic fuel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も.える　も.やす　も.す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CRIM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sin - offens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ハン　ボン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犯罪 (はんざい) - crime</text:p>
              <text:p text:style-name="P1">犯行 (はんこう) - crime</text:p>
              <text:p text:style-name="P1">犯人 (はんにん) - offender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おか.す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PRINTING BLOCK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printing plate - edition - impression - label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ハン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出版 (しゅっぱん) - publication</text:p>
              <text:p text:style-name="P1">出版社 (しゅっぱんしゃ) - publisher</text:p>
              <text:p text:style-name="P1">版画 (はんが) - woodcut</text:p>
            </draw:text-box>
            <svg:title>examples</svg:title>
          </draw:frame>
          <draw:frame draw:style-name="gr24" draw:text-style-name="P1" draw:layer="layout" svg:width="8.928cm" svg:height="0.937cm" svg:x="10.808cm" svg:y="12.589cm">
            <draw:text-box>
              <text:p/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EQUIP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rovision - preparation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ビ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整備 (せいび) - maintenance</text:p>
              <text:p text:style-name="P1">準備 (じゅんび) - preparation</text:p>
              <text:p text:style-name="P1">設備 (せつび) - equipment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そな.える　そな.わる　つぶさ.に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UN-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mistake - negative - injustice - non-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非常 (ひじょう) - emergency</text:p>
              <text:p text:style-name="P1">非難 (ひなん) - blame</text:p>
              <text:p text:style-name="P1">非公式 (ひこうしき) - informal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ら.ず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FERTILIZER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get fat - fertile - manure - pamper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ヒ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肥料 (ひりょう) - manure</text:p>
              <text:p text:style-name="P1">肥満 (ひまん) - corpulence</text:p>
              <text:p text:style-name="P1">肥大 (ひだい) - swell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こ.える　こえ　こ.やす　こ.やし　…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COMPAR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race - ratio - Philippines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ヒ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比べる (くらべる) - to compare</text:p>
              <text:p text:style-name="P1">比例 (ひれい) - proportion</text:p>
              <text:p text:style-name="P1">比率 (ひりつ) - ratio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くら.べる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EVALUAT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riticism - comment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ヒョウ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評価 (ひょうか) - valuation</text:p>
              <text:p text:style-name="P1">評議 (ひょうぎ) - conference</text:p>
              <text:p text:style-name="P1">評論家 (ひょうろんか) - critic</text:p>
            </draw:text-box>
            <svg:title>examples</svg:title>
          </draw:frame>
          <draw:frame draw:style-name="gr22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BAG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bale - sack - counter for bags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ヒョ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土俵 (どひょう) - arena, esp. in sumo</text:p>
              <text:p text:style-name="P1">土俵際 (どひょうぎわ) - the edge of a sumo ring</text:p>
              <text:p text:style-name="P1">米俵 (こめだわら) - bag of ric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たわら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富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布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貧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婦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武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8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復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編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弁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5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複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仏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4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保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墓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LINE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cloth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配布 (はいふ) - distribution</text:p>
              <text:p text:style-name="P1">布施 (ふせ) - alms</text:p>
              <text:p text:style-name="P1">麻布 (あさぬの) - hemp cloth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ぬの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WEALTH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enrich - abundant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フ　フウ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豊富 (ほうふ) - abundance</text:p>
              <text:p text:style-name="P1">富士通 (ふじつう) - Fujitsu</text:p>
              <text:p text:style-name="P1">富む (とむ) - to be rich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と.む　とみ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LADY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woman - wife - bride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フ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主婦 (しゅふ) - housewife</text:p>
              <text:p text:style-name="P1">夫婦 (ふうふ) - married couple</text:p>
              <text:p text:style-name="P1">看護婦 (かんごふ) - nurse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よめ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POVERTY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poor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ヒン　ビン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貧しい (まずしい) - poor</text:p>
              <text:p text:style-name="P1">貧困 (ひんこん) - poverty</text:p>
              <text:p text:style-name="P1">貧乏 (びんぼう) - poverty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まず.しい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RESTORE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return to - revert - resume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フク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回復 (かいふく) - recovery (from illness)</text:p>
              <text:p text:style-name="P1">復活 (ふっかつ) - revival (e.g., musical)</text:p>
              <text:p text:style-name="P1">復帰 (ふっき) - return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また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WARRIOR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military - chivalry - arms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ブ　ム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武器 (ぶき) - weapon</text:p>
              <text:p text:style-name="P1">武装 (ぶそう) - arms</text:p>
              <text:p text:style-name="P1">武力 (ぶりょく) - armed might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たけ.し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VALVE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petal - braid - speech - dialect - discrimination - …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ベン　ヘン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弁護士 (べんごし) - lawyer</text:p>
              <text:p text:style-name="P1">答弁 (とうべん) - response</text:p>
              <text:p text:style-name="P1">弁護 (べんご) - defense</text:p>
            </draw:text-box>
            <svg:title>examples</svg:title>
          </draw:frame>
          <draw:frame draw:style-name="gr13" draw:text-style-name="P1" draw:layer="layout" svg:width="8.929cm" svg:height="0.757cm" svg:x="1.309cm" svg:y="21.911cm">
            <draw:text-box>
              <text:p text:style-name="P1">わきま.える　わ.ける　はなびら　…</text:p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COMPILATION</text:p>
            </draw:text-box>
            <svg:title>english</svg:title>
          </draw:frame>
          <draw:frame draw:style-name="gr15" draw:text-style-name="P1" draw:layer="layout" svg:width="8.928cm" svg:height="0.757cm" svg:x="10.808cm" svg:y="21.005cm">
            <draw:text-box>
              <text:p text:style-name="P1">knit - plait - braid - twist - editing - …</text:p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ヘ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編集 (へんしゅう) - editing</text:p>
              <text:p text:style-name="P1">編成 (へんせい) - composition</text:p>
              <text:p text:style-name="P1">再編 (さいへん) - reorganizati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あ.む　-あ.み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BUDDHA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the dead - France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ブツ　フツ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仏教 (ぶっきょう) - Buddhism</text:p>
              <text:p text:style-name="P1">仏語 (ふつご) - French (language)</text:p>
              <text:p text:style-name="P1">仏像 (ぶつぞう) - Buddhist image (statue)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ほとけ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UPLICATE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double - compound - multiple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フク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複数 (ふくすう) - several</text:p>
              <text:p text:style-name="P1">複雑 (ふくざつ) - complex</text:p>
              <text:p text:style-name="P1">複合 (ふくごう) - composite</text:p>
            </draw:text-box>
            <svg:title>examples</svg:title>
          </draw:frame>
          <draw:frame draw:style-name="gr24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GRAVE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tomb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ボ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墓地 (はかち) - cemetery</text:p>
              <text:p text:style-name="P1">墓参 (はかまいり) - visit to a grave</text:p>
              <text:p text:style-name="P1">墓石 (はかいし) - tombstone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は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PROTECT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guarantee - keep - preserve - sustain - support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ホ　ホウ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保護 (ほご) - care</text:p>
              <text:p text:style-name="P1">安保 (あんぽ) - US-Japan Security Treaty</text:p>
              <text:p text:style-name="P1">確保 (かくほ) - guarante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たも.つ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暴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5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貿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2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報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2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豊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防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0.717cm">
            <draw:text-box>
              <text:p>務</text:p>
            </draw:text-box>
            <svg:title>literal</svg:title>
          </draw:frame>
          <draw:frame draw:style-name="gr6" draw:layer="layout" svg:width="1.153cm" svg:height="0.842cm" svg:x="18.128cm" svg:y="13.498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13.498cm">
            <draw:text-box>
              <text:p>小5</text:p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9.888cm">
            <draw:text-box>
              <text:p>綿</text:p>
            </draw:text-box>
            <svg:title>literal</svg:title>
          </draw:frame>
          <draw:frame draw:style-name="gr3" draw:layer="layout" svg:width="1.153cm" svg:height="0.841cm" svg:x="8.628cm" svg:y="22.669cm">
            <draw:text-box>
              <text:p>14</text:p>
            </draw:text-box>
            <svg:title>stroke_count</svg:title>
          </draw:frame>
          <draw:frame draw:style-name="gr4" draw:layer="layout" svg:width="1.243cm" svg:height="0.841cm" svg:x="1.369cm" svg:y="22.669cm">
            <draw:text-box>
              <text:p>小5</text:p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19.888cm">
            <draw:text-box>
              <text:p>輸</text:p>
            </draw:text-box>
            <svg:title>literal</svg:title>
          </draw:frame>
          <draw:frame draw:style-name="gr3" draw:layer="layout" svg:width="1.153cm" svg:height="0.841cm" svg:x="18.128cm" svg:y="22.669cm">
            <draw:text-box>
              <text:p>16</text:p>
            </draw:text-box>
            <svg:title>stroke_count</svg:title>
          </draw:frame>
          <draw:frame draw:style-name="gr4" draw:layer="layout" svg:width="1.243cm" svg:height="0.841cm" svg:x="10.869cm" svg:y="22.669cm">
            <draw:text-box>
              <text:p>小5</text:p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5.256cm">
            <draw:text-box>
              <text:p>夢</text:p>
            </draw:text-box>
            <svg:title>literal</svg:title>
          </draw:frame>
          <draw:frame draw:style-name="gr6" draw:layer="layout" svg:width="1.153cm" svg:height="0.842cm" svg:x="8.628cm" svg:y="18.036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.369cm" svg:y="18.036cm">
            <draw:text-box>
              <text:p>小5</text:p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5.256cm">
            <draw:text-box>
              <text:p>迷</text:p>
            </draw:text-box>
            <svg:title>literal</svg:title>
          </draw:frame>
          <draw:frame draw:style-name="gr6" draw:layer="layout" svg:width="1.153cm" svg:height="0.842cm" svg:x="18.128cm" svg:y="18.036cm">
            <draw:text-box>
              <text:p>9</text:p>
            </draw:text-box>
            <svg:title>stroke_count</svg:title>
          </draw:frame>
          <draw:frame draw:style-name="gr7" draw:layer="layout" svg:width="1.243cm" svg:height="0.842cm" svg:x="10.869cm" svg:y="18.036cm">
            <draw:text-box>
              <text:p>小5</text:p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24.52cm">
            <draw:text-box>
              <text:p>余</text:p>
            </draw:text-box>
            <svg:title>literal</svg:title>
          </draw:frame>
          <draw:frame draw:style-name="gr6" draw:layer="layout" svg:width="1.153cm" svg:height="0.842cm" svg:x="8.628cm" svg:y="27.301cm">
            <draw:text-box>
              <text:p>7</text:p>
            </draw:text-box>
            <svg:title>stroke_count</svg:title>
          </draw:frame>
          <draw:frame draw:style-name="gr7" draw:layer="layout" svg:width="1.243cm" svg:height="0.842cm" svg:x="1.369cm" svg:y="27.301cm">
            <draw:text-box>
              <text:p>小5</text:p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24.52cm">
            <draw:text-box>
              <text:p>預</text:p>
            </draw:text-box>
            <svg:title>literal</svg:title>
          </draw:frame>
          <draw:frame draw:style-name="gr6" draw:layer="layout" svg:width="1.153cm" svg:height="0.842cm" svg:x="18.128cm" svg:y="27.301cm">
            <draw:text-box>
              <text:p>13</text:p>
            </draw:text-box>
            <svg:title>stroke_count</svg:title>
          </draw:frame>
          <draw:frame draw:style-name="gr7" draw:layer="layout" svg:width="1.243cm" svg:height="0.842cm" svg:x="10.869cm" svg:y="27.301cm">
            <draw:text-box>
              <text:p>小5</text:p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TRADE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exchange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ボウ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貿易 (ぼうえき) - trade (foreign)</text:p>
              <text:p text:style-name="P1">貿易風 (ぼうえきふう) - trade wind</text:p>
              <text:p text:style-name="P1">密貿易 (みつぼうえき) - smuggling</text:p>
            </draw:text-box>
            <svg:title>examples</svg:title>
          </draw:frame>
          <draw:frame draw:style-name="gr22" draw:text-style-name="P1" draw:layer="layout" svg:width="8.929cm" svg:height="0.937cm" svg:x="1.308cm" svg:y="7.973cm">
            <draw:text-box>
              <text:p/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OUTBURST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rave - fret - force - violence - cruelty - outrage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ボウ　バ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暴力 (ぼうりょく) - violence</text:p>
              <text:p text:style-name="P1">暴行 (ぼうこう) - assault</text:p>
              <text:p text:style-name="P1">暴動 (ぼうどう) - insurrection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あば.く　あば.れる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BOUNTIFUL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excellent - rich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ホウ　ブ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豊か (ゆたか) - abundant</text:p>
              <text:p text:style-name="P1">豊富 (ほうふ) - abundance</text:p>
              <text:p text:style-name="P1">豊作 (ほうさく) - abundant harvest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ゆた.か　とよ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REPORT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news - reward - retribution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ホ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情報 (じょうほう) - news</text:p>
              <text:p text:style-name="P1">報告 (ほうこく) - report</text:p>
              <text:p text:style-name="P1">報道 (ほうどう) - information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むく.い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9cm" svg:y="10.725cm">
            <draw:text-box>
              <text:p>TASK</text:p>
            </draw:text-box>
            <svg:title>english</svg:title>
          </draw:frame>
          <draw:frame draw:style-name="gr10" draw:text-style-name="P1" draw:layer="layout" svg:width="8.929cm" svg:height="0.757cm" svg:x="1.309cm" svg:y="11.776cm">
            <draw:text-box>
              <text:p text:style-name="P1">duties</text:p>
            </draw:text-box>
            <svg:title>meaning</svg:title>
          </draw:frame>
          <draw:frame draw:style-name="gr20" draw:text-style-name="P1" draw:layer="layout" svg:width="8.929cm" svg:height="0.759cm" svg:x="1.309cm" svg:y="12.227cm">
            <draw:text-box>
              <text:p text:style-name="P1">ム</text:p>
            </draw:text-box>
            <svg:title>onyomi</svg:title>
          </draw:frame>
          <draw:frame draw:style-name="gr12" draw:text-style-name="P1" draw:layer="layout" svg:width="8.929cm" svg:height="1.183cm" svg:x="1.309cm" svg:y="13.379cm">
            <draw:text-box>
              <text:p text:style-name="P1">事務所 (じむしょ) - office</text:p>
              <text:p text:style-name="P1">事務局 (じむきょく) - secretariat</text:p>
              <text:p text:style-name="P1">務める (つとめる) - to work (for)</text:p>
            </draw:text-box>
            <svg:title>examples</svg:title>
          </draw:frame>
          <draw:frame draw:style-name="gr13" draw:text-style-name="P1" draw:layer="layout" svg:width="8.929cm" svg:height="0.757cm" svg:x="1.309cm" svg:y="12.68cm">
            <draw:text-box>
              <text:p text:style-name="P1">つと.める</text:p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WARD OFF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efend - protect - resist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ボ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防衛 (ぼうえい) - defense</text:p>
              <text:p text:style-name="P1">防止 (ぼうし) - prevention</text:p>
              <text:p text:style-name="P1">国防 (こくぼう) - national defense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ふせ.ぐ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1" draw:layer="layout" svg:width="8.929cm" svg:height="1.01cm" svg:x="1.309cm" svg:y="19.955cm">
            <draw:text-box>
              <text:p>TRANSPORT</text:p>
            </draw:text-box>
            <svg:title>english</svg:title>
          </draw:frame>
          <draw:frame draw:style-name="gr10" draw:text-style-name="P1" draw:layer="layout" svg:width="8.929cm" svg:height="0.757cm" svg:x="1.309cm" svg:y="21.006cm">
            <draw:text-box>
              <text:p text:style-name="P1">send - be inferior</text:p>
            </draw:text-box>
            <svg:title>meaning</svg:title>
          </draw:frame>
          <draw:frame draw:style-name="gr11" draw:text-style-name="P1" draw:layer="layout" svg:width="8.929cm" svg:height="0.758cm" svg:x="1.309cm" svg:y="21.458cm">
            <draw:text-box>
              <text:p text:style-name="P1">ユ　シュ</text:p>
            </draw:text-box>
            <svg:title>onyomi</svg:title>
          </draw:frame>
          <draw:frame draw:style-name="gr12" draw:text-style-name="P1" draw:layer="layout" svg:width="8.929cm" svg:height="1.183cm" svg:x="1.309cm" svg:y="22.609cm">
            <draw:text-box>
              <text:p text:style-name="P1">輸入 (しゅにゅう) - importation</text:p>
              <text:p text:style-name="P1">輸出 (しゅしゅつ) - export</text:p>
              <text:p text:style-name="P1">輸送 (ゆそう) - transport</text:p>
            </draw:text-box>
            <svg:title>examples</svg:title>
          </draw:frame>
          <draw:frame draw:style-name="gr22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9.954cm">
            <draw:text-box>
              <text:p>COTTON</text:p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16" draw:text-style-name="P1" draw:layer="layout" svg:width="8.928cm" svg:height="0.758cm" svg:x="10.808cm" svg:y="21.457cm">
            <draw:text-box>
              <text:p text:style-name="P1">メン</text:p>
            </draw:text-box>
            <svg:title>onyomi</svg:title>
          </draw:frame>
          <draw:frame draw:style-name="gr17" draw:text-style-name="P1" draw:layer="layout" svg:width="8.928cm" svg:height="1.183cm" svg:x="10.808cm" svg:y="22.608cm">
            <draw:text-box>
              <text:p text:style-name="P1">綿密 (めんみつ) - minute</text:p>
              <text:p text:style-name="P1">木綿 (きわた) - cotton (material)</text:p>
              <text:p text:style-name="P1">綿花 (めんか) - raw cotton</text:p>
            </draw:text-box>
            <svg:title>examples</svg:title>
          </draw:frame>
          <draw:frame draw:style-name="gr18" draw:text-style-name="P1" draw:layer="layout" svg:width="8.928cm" svg:height="0.757cm" svg:x="10.808cm" svg:y="21.91cm">
            <draw:text-box>
              <text:p text:style-name="P1">わた</text:p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15.338cm">
            <draw:text-box>
              <text:p>ASTRAY</text:p>
            </draw:text-box>
            <svg:title>english</svg:title>
          </draw:frame>
          <draw:frame draw:style-name="gr10" draw:text-style-name="P1" draw:layer="layout" svg:width="8.929cm" svg:height="0.757cm" svg:x="1.308cm" svg:y="16.389cm">
            <draw:text-box>
              <text:p text:style-name="P1">be perplexed - in doubt - lost - err - illusion</text:p>
            </draw:text-box>
            <svg:title>meaning</svg:title>
          </draw:frame>
          <draw:frame draw:style-name="gr20" draw:text-style-name="P1" draw:layer="layout" svg:width="8.929cm" svg:height="0.759cm" svg:x="1.308cm" svg:y="16.84cm">
            <draw:text-box>
              <text:p text:style-name="P1">メイ</text:p>
            </draw:text-box>
            <svg:title>onyomi</svg:title>
          </draw:frame>
          <draw:frame draw:style-name="gr12" draw:text-style-name="P1" draw:layer="layout" svg:width="8.929cm" svg:height="1.183cm" svg:x="1.308cm" svg:y="17.992cm">
            <draw:text-box>
              <text:p text:style-name="P1">低迷 (ていめい) - hanging low (over)</text:p>
              <text:p text:style-name="P1">迷惑 (めいわく) - trouble</text:p>
              <text:p text:style-name="P1">混迷 (こんめい) - turmoil</text:p>
            </draw:text-box>
            <svg:title>examples</svg:title>
          </draw:frame>
          <draw:frame draw:style-name="gr13" draw:text-style-name="P1" draw:layer="layout" svg:width="8.929cm" svg:height="0.757cm" svg:x="1.308cm" svg:y="17.293cm">
            <draw:text-box>
              <text:p text:style-name="P1">まよ.う</text:p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7cm" svg:y="15.337cm">
            <draw:text-box>
              <text:p>DREAM</text:p>
            </draw:text-box>
            <svg:title>english</svg:title>
          </draw:frame>
          <draw:frame draw:style-name="gr15" draw:text-style-name="P1" draw:layer="layout" svg:width="8.928cm" svg:height="0.757cm" svg:x="10.807cm" svg:y="16.388cm">
            <draw:text-box>
              <text:p text:style-name="P1">vision - illusion</text:p>
            </draw:text-box>
            <svg:title>meaning</svg:title>
          </draw:frame>
          <draw:frame draw:style-name="gr23" draw:text-style-name="P1" draw:layer="layout" svg:width="8.928cm" svg:height="0.759cm" svg:x="10.807cm" svg:y="16.839cm">
            <draw:text-box>
              <text:p text:style-name="P1">ム　ボウ</text:p>
            </draw:text-box>
            <svg:title>onyomi</svg:title>
          </draw:frame>
          <draw:frame draw:style-name="gr17" draw:text-style-name="P1" draw:layer="layout" svg:width="8.928cm" svg:height="1.183cm" svg:x="10.807cm" svg:y="17.991cm">
            <draw:text-box>
              <text:p text:style-name="P1">夢中 (むちゅう) - daze</text:p>
              <text:p text:style-name="P1">夢見る (ゆめみる) - to dream (of)</text:p>
              <text:p text:style-name="P1">悪夢 (あくむ) - nightmare</text:p>
            </draw:text-box>
            <svg:title>examples</svg:title>
          </draw:frame>
          <draw:frame draw:style-name="gr18" draw:text-style-name="P1" draw:layer="layout" svg:width="8.928cm" svg:height="0.757cm" svg:x="10.807cm" svg:y="17.292cm">
            <draw:text-box>
              <text:p text:style-name="P1">ゆめ　ゆめ.みる　くら.い</text:p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1cm" svg:y="24.573cm">
            <draw:text-box>
              <text:p>DEPOSIT</text:p>
            </draw:text-box>
            <svg:title>english</svg:title>
          </draw:frame>
          <draw:frame draw:style-name="gr10" draw:text-style-name="P1" draw:layer="layout" svg:width="8.929cm" svg:height="0.757cm" svg:x="1.31cm" svg:y="25.624cm">
            <draw:text-box>
              <text:p text:style-name="P1">custody - leave with - entrust to</text:p>
            </draw:text-box>
            <svg:title>meaning</svg:title>
          </draw:frame>
          <draw:frame draw:style-name="gr11" draw:text-style-name="P1" draw:layer="layout" svg:width="8.929cm" svg:height="0.758cm" svg:x="1.31cm" svg:y="26.075cm">
            <draw:text-box>
              <text:p text:style-name="P1">ヨ</text:p>
            </draw:text-box>
            <svg:title>onyomi</svg:title>
          </draw:frame>
          <draw:frame draw:style-name="gr12" draw:text-style-name="P1" draw:layer="layout" svg:width="8.929cm" svg:height="1.183cm" svg:x="1.31cm" svg:y="27.226cm">
            <draw:text-box>
              <text:p text:style-name="P1">預金 (よきん) - deposit</text:p>
              <text:p text:style-name="P1">預ける (あずける) - to give into custody</text:p>
              <text:p text:style-name="P1">預かる (あずかる) - to look after</text:p>
            </draw:text-box>
            <svg:title>examples</svg:title>
          </draw:frame>
          <draw:frame draw:style-name="gr13" draw:text-style-name="P1" draw:layer="layout" svg:width="8.929cm" svg:height="0.757cm" svg:x="1.31cm" svg:y="26.528cm">
            <draw:text-box>
              <text:p text:style-name="P1">あず.ける　あず.かる</text:p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9cm" svg:y="24.572cm">
            <draw:text-box>
              <text:p>TOO MUCH</text:p>
            </draw:text-box>
            <svg:title>english</svg:title>
          </draw:frame>
          <draw:frame draw:style-name="gr25" draw:text-style-name="P1" draw:layer="layout" svg:width="8.928cm" svg:height="0.758cm" svg:x="10.809cm" svg:y="25.622cm">
            <draw:text-box>
              <text:p text:style-name="P1">myself - surplus - other - remainder</text:p>
            </draw:text-box>
            <svg:title>meaning</svg:title>
          </draw:frame>
          <draw:frame draw:style-name="gr16" draw:text-style-name="P1" draw:layer="layout" svg:width="8.928cm" svg:height="0.758cm" svg:x="10.809cm" svg:y="26.074cm">
            <draw:text-box>
              <text:p text:style-name="P1">ヨ</text:p>
            </draw:text-box>
            <svg:title>onyomi</svg:title>
          </draw:frame>
          <draw:frame draw:style-name="gr17" draw:text-style-name="P1" draw:layer="layout" svg:width="8.928cm" svg:height="1.183cm" svg:x="10.809cm" svg:y="27.225cm">
            <draw:text-box>
              <text:p text:style-name="P1">余り (あまり) - remainder</text:p>
              <text:p text:style-name="P1">余裕 (よゆう) - surplus</text:p>
              <text:p text:style-name="P1">余地 (よち) - place</text:p>
            </draw:text-box>
            <svg:title>examples</svg:title>
          </draw:frame>
          <draw:frame draw:style-name="gr18" draw:text-style-name="P1" draw:layer="layout" svg:width="8.928cm" svg:height="0.757cm" svg:x="10.809cm" svg:y="26.527cm">
            <draw:text-box>
              <text:p text:style-name="P1">あま.る　あま.り　あま.す　あんま.り</text:p>
            </draw:text-box>
            <svg:title>kunyomi</svg:title>
          </draw:frame>
        </draw:g>
      </draw:page>
      <draw:page draw:name="Front" draw:style-name="dp1" draw:master-page-name="Default">
        <draw:g>
          <svg:title>front3</svg:title>
          <draw:custom-shape draw:style-name="gr1" draw:text-style-name="P1" draw:layer="layout" svg:width="9.5cm" svg:height="4.633cm" svg:x="1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6.085cm">
            <draw:text-box>
              <text:p>略</text:p>
            </draw:text-box>
            <svg:title>literal</svg:title>
          </draw:frame>
          <draw:frame draw:style-name="gr3" draw:layer="layout" svg:width="1.153cm" svg:height="0.841cm" svg:x="8.628cm" svg:y="8.866cm">
            <draw:text-box>
              <text:p>11</text:p>
            </draw:text-box>
            <svg:title>stroke_count</svg:title>
          </draw:frame>
          <draw:frame draw:style-name="gr4" draw:layer="layout" svg:width="1.243cm" svg:height="0.841cm" svg:x="1.369cm" svg:y="8.866cm">
            <draw:text-box>
              <text:p>小5</text:p>
            </draw:text-box>
            <svg:title>level</svg:title>
          </draw:frame>
        </draw:g>
        <draw:g>
          <svg:title>front4</svg:title>
          <draw:custom-shape draw:style-name="gr1" draw:text-style-name="P1" draw:layer="layout" svg:width="9.5cm" svg:height="4.633cm" svg:x="10.5cm" svg:y="5.63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12.964cm" svg:y="6.085cm">
            <draw:text-box>
              <text:p>留</text:p>
            </draw:text-box>
            <svg:title>literal</svg:title>
          </draw:frame>
          <draw:frame draw:style-name="gr3" draw:layer="layout" svg:width="1.153cm" svg:height="0.841cm" svg:x="18.128cm" svg:y="8.866cm">
            <draw:text-box>
              <text:p>10</text:p>
            </draw:text-box>
            <svg:title>stroke_count</svg:title>
          </draw:frame>
          <draw:frame draw:style-name="gr4" draw:layer="layout" svg:width="1.243cm" svg:height="0.841cm" svg:x="10.869cm" svg:y="8.866cm">
            <draw:text-box>
              <text:p>小5</text:p>
            </draw:text-box>
            <svg:title>level</svg:title>
          </draw:frame>
        </draw:g>
        <draw:g>
          <svg:title>front1</svg:title>
          <draw:custom-shape draw:style-name="gr1" draw:text-style-name="P1" draw:layer="layout" svg:width="9.5cm" svg:height="4.632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3.464cm" svg:y="1.453cm">
            <draw:text-box>
              <text:p>容</text:p>
            </draw:text-box>
            <svg:title>literal</svg:title>
          </draw:frame>
          <draw:frame draw:style-name="gr6" draw:layer="layout" svg:width="1.153cm" svg:height="0.842cm" svg:x="8.628cm" svg:y="4.233cm">
            <draw:text-box>
              <text:p>10</text:p>
            </draw:text-box>
            <svg:title>stroke_count</svg:title>
          </draw:frame>
          <draw:frame draw:style-name="gr7" draw:layer="layout" svg:width="1.243cm" svg:height="0.842cm" svg:x="1.369cm" svg:y="4.233cm">
            <draw:text-box>
              <text:p>小5</text:p>
            </draw:text-box>
            <svg:title>level</svg:title>
          </draw:frame>
        </draw:g>
        <draw:g>
          <svg:title>front2</svg:title>
          <draw:custom-shape draw:style-name="gr1" draw:text-style-name="P1" draw:layer="layout" svg:width="9.5cm" svg:height="4.632cm" svg:x="10.5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" draw:layer="layout" svg:width="4.311cm" svg:height="3.629cm" svg:x="12.964cm" svg:y="1.453cm">
            <draw:text-box>
              <text:p>率</text:p>
            </draw:text-box>
            <svg:title>literal</svg:title>
          </draw:frame>
          <draw:frame draw:style-name="gr6" draw:layer="layout" svg:width="1.153cm" svg:height="0.842cm" svg:x="18.128cm" svg:y="4.233cm">
            <draw:text-box>
              <text:p>11</text:p>
            </draw:text-box>
            <svg:title>stroke_count</svg:title>
          </draw:frame>
          <draw:frame draw:style-name="gr7" draw:layer="layout" svg:width="1.243cm" svg:height="0.842cm" svg:x="10.869cm" svg:y="4.233cm">
            <draw:text-box>
              <text:p>小5</text:p>
            </draw:text-box>
            <svg:title>level</svg:title>
          </draw:frame>
        </draw:g>
        <draw:g>
          <svg:title>front5</svg:title>
          <draw:custom-shape draw:style-name="gr1" draw:text-style-name="P1" draw:layer="layout" svg:width="9.5cm" svg:height="4.632cm" svg:x="1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layer="layout" svg:width="4.311cm" svg:height="3.63cm" svg:x="3.464cm" svg:y="10.717cm">
            <draw:text-box>
              <text:p>領</text:p>
            </draw:text-box>
            <svg:title>literal</svg:title>
          </draw:frame>
          <draw:frame draw:style-name="gr6" draw:layer="layout" svg:width="1.153cm" svg:height="0.842cm" svg:x="8.628cm" svg:y="13.498cm">
            <draw:text-box>
              <text:p>14</text:p>
            </draw:text-box>
            <svg:title>stroke_count</svg:title>
          </draw:frame>
          <draw:frame draw:style-name="gr7" draw:layer="layout" svg:width="1.243cm" svg:height="0.842cm" svg:x="1.369cm" svg:y="13.498cm">
            <draw:text-box>
              <text:p>小5</text:p>
            </draw:text-box>
            <svg:title>level</svg:title>
          </draw:frame>
        </draw:g>
        <draw:g>
          <svg:title>front6</svg:title>
          <draw:custom-shape draw:style-name="gr1" draw:text-style-name="P1" draw:layer="layout" svg:width="9.5cm" svg:height="4.632cm" svg:x="10.5cm" svg:y="10.2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12.964cm" svg:y="10.717cm">
            <draw:text-box>
              <text:p/>
            </draw:text-box>
            <svg:title>literal</svg:title>
          </draw:frame>
          <draw:frame draw:style-name="gr29" draw:layer="layout" svg:width="1.153cm" svg:height="0.937cm" svg:x="18.128cm" svg:y="13.451cm">
            <draw:text-box>
              <text:p/>
            </draw:text-box>
            <svg:title>stroke_count</svg:title>
          </draw:frame>
          <draw:frame draw:style-name="gr30" draw:layer="layout" svg:width="1.243cm" svg:height="0.937cm" svg:x="10.869cm" svg:y="13.451cm">
            <draw:text-box>
              <text:p/>
            </draw:text-box>
            <svg:title>level</svg:title>
          </draw:frame>
        </draw:g>
        <draw:g>
          <svg:title>front9</svg:title>
          <draw:custom-shape draw:style-name="gr1" draw:text-style-name="P1" draw:layer="layout" svg:width="9.5cm" svg:height="4.633cm" svg:x="1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3.464cm" svg:y="19.888cm">
            <draw:text-box>
              <text:p/>
            </draw:text-box>
            <svg:title>literal</svg:title>
          </draw:frame>
          <draw:frame draw:style-name="gr31" draw:layer="layout" svg:width="1.153cm" svg:height="0.937cm" svg:x="8.628cm" svg:y="22.621cm">
            <draw:text-box>
              <text:p/>
            </draw:text-box>
            <svg:title>stroke_count</svg:title>
          </draw:frame>
          <draw:frame draw:style-name="gr32" draw:layer="layout" svg:width="1.243cm" svg:height="0.937cm" svg:x="1.369cm" svg:y="22.621cm">
            <draw:text-box>
              <text:p/>
            </draw:text-box>
            <svg:title>level</svg:title>
          </draw:frame>
        </draw:g>
        <draw:g>
          <svg:title>front10</svg:title>
          <draw:custom-shape draw:style-name="gr1" draw:text-style-name="P1" draw:layer="layout" svg:width="9.5cm" svg:height="4.633cm" svg:x="10.5cm" svg:y="19.4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12.964cm" svg:y="19.888cm">
            <draw:text-box>
              <text:p/>
            </draw:text-box>
            <svg:title>literal</svg:title>
          </draw:frame>
          <draw:frame draw:style-name="gr31" draw:layer="layout" svg:width="1.153cm" svg:height="0.937cm" svg:x="18.128cm" svg:y="22.621cm">
            <draw:text-box>
              <text:p/>
            </draw:text-box>
            <svg:title>stroke_count</svg:title>
          </draw:frame>
          <draw:frame draw:style-name="gr32" draw:layer="layout" svg:width="1.243cm" svg:height="0.937cm" svg:x="10.869cm" svg:y="22.621cm">
            <draw:text-box>
              <text:p/>
            </draw:text-box>
            <svg:title>level</svg:title>
          </draw:frame>
        </draw:g>
        <draw:g>
          <svg:title>front7</svg:title>
          <draw:custom-shape draw:style-name="gr1" draw:text-style-name="P1" draw:layer="layout" svg:width="9.5cm" svg:height="4.632cm" svg:x="1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layer="layout" svg:width="4.311cm" svg:height="3.629cm" svg:x="3.464cm" svg:y="15.256cm">
            <draw:text-box>
              <text:p/>
            </draw:text-box>
            <svg:title>literal</svg:title>
          </draw:frame>
          <draw:frame draw:style-name="gr29" draw:layer="layout" svg:width="1.153cm" svg:height="0.937cm" svg:x="8.628cm" svg:y="17.989cm">
            <draw:text-box>
              <text:p/>
            </draw:text-box>
            <svg:title>stroke_count</svg:title>
          </draw:frame>
          <draw:frame draw:style-name="gr30" draw:layer="layout" svg:width="1.243cm" svg:height="0.937cm" svg:x="1.369cm" svg:y="17.989cm">
            <draw:text-box>
              <text:p/>
            </draw:text-box>
            <svg:title>level</svg:title>
          </draw:frame>
        </draw:g>
        <draw:g>
          <svg:title>front8</svg:title>
          <draw:custom-shape draw:style-name="gr1" draw:text-style-name="P1" draw:layer="layout" svg:width="9.5cm" svg:height="4.632cm" svg:x="10.5cm" svg:y="14.80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3" draw:layer="layout" svg:width="4.311cm" svg:height="3.629cm" svg:x="12.964cm" svg:y="15.256cm">
            <draw:text-box>
              <text:p/>
            </draw:text-box>
            <svg:title>literal</svg:title>
          </draw:frame>
          <draw:frame draw:style-name="gr29" draw:layer="layout" svg:width="1.153cm" svg:height="0.937cm" svg:x="18.128cm" svg:y="17.989cm">
            <draw:text-box>
              <text:p/>
            </draw:text-box>
            <svg:title>stroke_count</svg:title>
          </draw:frame>
          <draw:frame draw:style-name="gr30" draw:layer="layout" svg:width="1.243cm" svg:height="0.937cm" svg:x="10.869cm" svg:y="17.989cm">
            <draw:text-box>
              <text:p/>
            </draw:text-box>
            <svg:title>level</svg:title>
          </draw:frame>
        </draw:g>
        <draw:g>
          <svg:title>front11</svg:title>
          <draw:custom-shape draw:style-name="gr1" draw:text-style-name="P1" draw:layer="layout" svg:width="9.5cm" svg:height="4.632cm" svg:x="1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3.464cm" svg:y="24.52cm">
            <draw:text-box>
              <text:p/>
            </draw:text-box>
            <svg:title>literal</svg:title>
          </draw:frame>
          <draw:frame draw:style-name="gr29" draw:layer="layout" svg:width="1.153cm" svg:height="0.937cm" svg:x="8.628cm" svg:y="27.254cm">
            <draw:text-box>
              <text:p/>
            </draw:text-box>
            <svg:title>stroke_count</svg:title>
          </draw:frame>
          <draw:frame draw:style-name="gr30" draw:layer="layout" svg:width="1.243cm" svg:height="0.937cm" svg:x="1.369cm" svg:y="27.254cm">
            <draw:text-box>
              <text:p/>
            </draw:text-box>
            <svg:title>level</svg:title>
          </draw:frame>
        </draw:g>
        <draw:g>
          <svg:title>front12</svg:title>
          <draw:custom-shape draw:style-name="gr1" draw:text-style-name="P1" draw:layer="layout" svg:width="9.5cm" svg:height="4.632cm" svg:x="10.5cm" svg:y="24.0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8" draw:layer="layout" svg:width="4.311cm" svg:height="3.63cm" svg:x="12.964cm" svg:y="24.52cm">
            <draw:text-box>
              <text:p/>
            </draw:text-box>
            <svg:title>literal</svg:title>
          </draw:frame>
          <draw:frame draw:style-name="gr29" draw:layer="layout" svg:width="1.153cm" svg:height="0.937cm" svg:x="18.128cm" svg:y="27.254cm">
            <draw:text-box>
              <text:p/>
            </draw:text-box>
            <svg:title>stroke_count</svg:title>
          </draw:frame>
          <draw:frame draw:style-name="gr30" draw:layer="layout" svg:width="1.243cm" svg:height="0.937cm" svg:x="10.869cm" svg:y="27.254cm">
            <draw:text-box>
              <text:p/>
            </draw:text-box>
            <svg:title>level</svg:title>
          </draw:frame>
        </draw:g>
      </draw:page>
      <draw:page draw:name="Back" draw:style-name="dp1" draw:master-page-name="Default">
        <draw:g>
          <svg:title>back4</svg:title>
          <draw:custom-shape draw:style-name="gr8" draw:text-style-name="P1" draw:layer="layout" svg:width="9.5cm" svg:height="4.617cm" svg:x="1cm" svg:y="5.61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8cm" svg:y="6.108cm">
            <draw:text-box>
              <text:p>DETAIN</text:p>
            </draw:text-box>
            <svg:title>english</svg:title>
          </draw:frame>
          <draw:frame draw:style-name="gr10" draw:text-style-name="P1" draw:layer="layout" svg:width="8.929cm" svg:height="0.757cm" svg:x="1.308cm" svg:y="7.158cm">
            <draw:text-box>
              <text:p text:style-name="P1">fasten - halt - stop</text:p>
            </draw:text-box>
            <svg:title>meaning</svg:title>
          </draw:frame>
          <draw:frame draw:style-name="gr11" draw:text-style-name="P1" draw:layer="layout" svg:width="8.929cm" svg:height="0.758cm" svg:x="1.308cm" svg:y="7.61cm">
            <draw:text-box>
              <text:p text:style-name="P1">リュウ　ル</text:p>
            </draw:text-box>
            <svg:title>onyomi</svg:title>
          </draw:frame>
          <draw:frame draw:style-name="gr12" draw:text-style-name="P1" draw:layer="layout" svg:width="8.929cm" svg:height="1.183cm" svg:x="1.308cm" svg:y="8.761cm">
            <draw:text-box>
              <text:p text:style-name="P1">残留 (ざんりゅう) - residual</text:p>
              <text:p text:style-name="P1">留学生 (りゅうがくせい) - overseas student</text:p>
              <text:p text:style-name="P1">抑留 (よくりゅう) - internment</text:p>
            </draw:text-box>
            <svg:title>examples</svg:title>
          </draw:frame>
          <draw:frame draw:style-name="gr13" draw:text-style-name="P1" draw:layer="layout" svg:width="8.929cm" svg:height="0.757cm" svg:x="1.308cm" svg:y="8.063cm">
            <draw:text-box>
              <text:p text:style-name="P1">と.める　と.まる　とど.める　とど.まる　…</text:p>
            </draw:text-box>
            <svg:title>kunyomi</svg:title>
          </draw:frame>
        </draw:g>
        <draw:g>
          <svg:title>back3</svg:title>
          <draw:custom-shape draw:style-name="gr8" draw:text-style-name="P1" draw:layer="layout" svg:width="9.499cm" svg:height="4.617cm" svg:x="10.499cm" svg:y="5.61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4" draw:layer="layout" svg:width="8.928cm" svg:height="1.01cm" svg:x="10.807cm" svg:y="6.106cm">
            <draw:text-box>
              <text:p>ABBREVIATION</text:p>
            </draw:text-box>
            <svg:title>english</svg:title>
          </draw:frame>
          <draw:frame draw:style-name="gr15" draw:text-style-name="P1" draw:layer="layout" svg:width="8.928cm" svg:height="0.757cm" svg:x="10.807cm" svg:y="7.157cm">
            <draw:text-box>
              <text:p text:style-name="P1">omission - outline - shorten - capture - plunder</text:p>
            </draw:text-box>
            <svg:title>meaning</svg:title>
          </draw:frame>
          <draw:frame draw:style-name="gr16" draw:text-style-name="P1" draw:layer="layout" svg:width="8.928cm" svg:height="0.758cm" svg:x="10.807cm" svg:y="7.609cm">
            <draw:text-box>
              <text:p text:style-name="P1">リャク</text:p>
            </draw:text-box>
            <svg:title>onyomi</svg:title>
          </draw:frame>
          <draw:frame draw:style-name="gr17" draw:text-style-name="P1" draw:layer="layout" svg:width="8.928cm" svg:height="1.183cm" svg:x="10.807cm" svg:y="8.76cm">
            <draw:text-box>
              <text:p text:style-name="P1">戦略 (せんりゃく) - strategy</text:p>
              <text:p text:style-name="P1">侵略 (しんりゃく) - aggression</text:p>
              <text:p text:style-name="P1">攻略 (こうりゃく) - capture</text:p>
            </draw:text-box>
            <svg:title>examples</svg:title>
          </draw:frame>
          <draw:frame draw:style-name="gr18" draw:text-style-name="P1" draw:layer="layout" svg:width="8.928cm" svg:height="0.757cm" svg:x="10.807cm" svg:y="8.062cm">
            <draw:text-box>
              <text:p text:style-name="P1">ほぼ　おか.す　おさ.める　はかりごと　…</text:p>
            </draw:text-box>
            <svg:title>kunyomi</svg:title>
          </draw:frame>
        </draw:g>
        <draw:g>
          <svg:title>back2</svg:title>
          <draw:custom-shape draw:style-name="gr8" draw:text-style-name="P1" draw:layer="layout" svg:width="9.5cm" svg:height="4.616cm" svg:x="0.999cm" svg:y="1.0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9" draw:layer="layout" svg:width="8.929cm" svg:height="1.009cm" svg:x="1.307cm" svg:y="1.49cm">
            <draw:text-box>
              <text:p>RATIO</text:p>
            </draw:text-box>
            <svg:title>english</svg:title>
          </draw:frame>
          <draw:frame draw:style-name="gr10" draw:text-style-name="P1" draw:layer="layout" svg:width="8.929cm" svg:height="0.757cm" svg:x="1.307cm" svg:y="2.541cm">
            <draw:text-box>
              <text:p text:style-name="P1">rate - proportion - % - coefficient - factor</text:p>
            </draw:text-box>
            <svg:title>meaning</svg:title>
          </draw:frame>
          <draw:frame draw:style-name="gr11" draw:text-style-name="P1" draw:layer="layout" svg:width="8.929cm" svg:height="0.758cm" svg:x="1.307cm" svg:y="2.993cm">
            <draw:text-box>
              <text:p text:style-name="P1">ソツ　リツ　シュツ</text:p>
            </draw:text-box>
            <svg:title>onyomi</svg:title>
          </draw:frame>
          <draw:frame draw:style-name="gr12" draw:text-style-name="P1" draw:layer="layout" svg:width="8.929cm" svg:height="1.183cm" svg:x="1.307cm" svg:y="4.144cm">
            <draw:text-box>
              <text:p text:style-name="P1">比率 (ひりつ) - ratio</text:p>
              <text:p text:style-name="P1">税率 (ぜいりつ) - tariff</text:p>
              <text:p text:style-name="P1">効率 (こうりつ) - efficiency</text:p>
            </draw:text-box>
            <svg:title>examples</svg:title>
          </draw:frame>
          <draw:frame draw:style-name="gr13" draw:text-style-name="P1" draw:layer="layout" svg:width="8.929cm" svg:height="0.757cm" svg:x="1.307cm" svg:y="3.445cm">
            <draw:text-box>
              <text:p text:style-name="P1">ひき.いる</text:p>
            </draw:text-box>
            <svg:title>kunyomi</svg:title>
          </draw:frame>
        </draw:g>
        <draw:g>
          <svg:title>back1</svg:title>
          <draw:custom-shape draw:style-name="gr8" draw:text-style-name="P1" draw:layer="layout" svg:width="9.499cm" svg:height="4.616cm" svg:x="10.498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6cm" svg:y="1.489cm">
            <draw:text-box>
              <text:p>CONTAIN</text:p>
            </draw:text-box>
            <svg:title>english</svg:title>
          </draw:frame>
          <draw:frame draw:style-name="gr15" draw:text-style-name="P1" draw:layer="layout" svg:width="8.928cm" svg:height="0.757cm" svg:x="10.806cm" svg:y="2.54cm">
            <draw:text-box>
              <text:p text:style-name="P1">form - looks</text:p>
            </draw:text-box>
            <svg:title>meaning</svg:title>
          </draw:frame>
          <draw:frame draw:style-name="gr16" draw:text-style-name="P1" draw:layer="layout" svg:width="8.928cm" svg:height="0.758cm" svg:x="10.806cm" svg:y="2.992cm">
            <draw:text-box>
              <text:p text:style-name="P1">ヨウ</text:p>
            </draw:text-box>
            <svg:title>onyomi</svg:title>
          </draw:frame>
          <draw:frame draw:style-name="gr17" draw:text-style-name="P1" draw:layer="layout" svg:width="8.928cm" svg:height="1.183cm" svg:x="10.806cm" svg:y="4.143cm">
            <draw:text-box>
              <text:p text:style-name="P1">容疑者 (ようぎしゃ) - suspect (person)</text:p>
              <text:p text:style-name="P1">内容 (ないよう) - subject</text:p>
              <text:p text:style-name="P1">容疑 (ようぎ) - suspect</text:p>
            </draw:text-box>
            <svg:title>examples</svg:title>
          </draw:frame>
          <draw:frame draw:style-name="gr18" draw:text-style-name="P1" draw:layer="layout" svg:width="8.928cm" svg:height="0.757cm" svg:x="10.806cm" svg:y="3.444cm">
            <draw:text-box>
              <text:p text:style-name="P1">い.れる</text:p>
            </draw:text-box>
            <svg:title>kunyomi</svg:title>
          </draw:frame>
        </draw:g>
        <draw:g>
          <svg:title>back6</svg:title>
          <draw:custom-shape draw:style-name="gr8" draw:text-style-name="P1" draw:layer="layout" svg:width="9.499cm" svg:height="4.616cm" svg:x="1.001cm" svg:y="10.2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layer="layout" svg:width="8.929cm" svg:height="1.009cm" svg:x="1.309cm" svg:y="10.725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9cm" svg:y="11.686cm">
            <draw:text-box>
              <text:p/>
            </draw:text-box>
            <svg:title>meaning</svg:title>
          </draw:frame>
          <draw:frame draw:style-name="gr35" draw:text-style-name="P1" draw:layer="layout" svg:width="8.929cm" svg:height="0.937cm" svg:x="1.309cm" svg:y="12.138cm">
            <draw:text-box>
              <text:p/>
            </draw:text-box>
            <svg:title>onyomi</svg:title>
          </draw:frame>
          <draw:frame draw:style-name="gr36" draw:text-style-name="P1" draw:layer="layout" svg:width="8.929cm" svg:height="0.96cm" svg:x="1.309cm" svg:y="13.49cm">
            <draw:text-box>
              <text:p/>
            </draw:text-box>
            <svg:title>examples</svg:title>
          </draw:frame>
          <draw:frame draw:style-name="gr22" draw:text-style-name="P1" draw:layer="layout" svg:width="8.929cm" svg:height="0.937cm" svg:x="1.309cm" svg:y="12.59cm">
            <draw:text-box>
              <text:p/>
            </draw:text-box>
            <svg:title>kunyomi</svg:title>
          </draw:frame>
        </draw:g>
        <draw:g>
          <svg:title>back5</svg:title>
          <draw:custom-shape draw:style-name="gr8" draw:text-style-name="P1" draw:layer="layout" svg:width="9.499cm" svg:height="4.616cm" svg:x="10.5cm" svg:y="10.23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9" draw:layer="layout" svg:width="8.928cm" svg:height="1.009cm" svg:x="10.808cm" svg:y="10.724cm">
            <draw:text-box>
              <text:p>JURISDICTION</text:p>
            </draw:text-box>
            <svg:title>english</svg:title>
          </draw:frame>
          <draw:frame draw:style-name="gr15" draw:text-style-name="P1" draw:layer="layout" svg:width="8.928cm" svg:height="0.757cm" svg:x="10.808cm" svg:y="11.775cm">
            <draw:text-box>
              <text:p text:style-name="P1">dominion - territory - fief - reign</text:p>
            </draw:text-box>
            <svg:title>meaning</svg:title>
          </draw:frame>
          <draw:frame draw:style-name="gr16" draw:text-style-name="P1" draw:layer="layout" svg:width="8.928cm" svg:height="0.758cm" svg:x="10.808cm" svg:y="12.226cm">
            <draw:text-box>
              <text:p text:style-name="P1">リョウ</text:p>
            </draw:text-box>
            <svg:title>onyomi</svg:title>
          </draw:frame>
          <draw:frame draw:style-name="gr17" draw:text-style-name="P1" draw:layer="layout" svg:width="8.928cm" svg:height="1.183cm" svg:x="10.808cm" svg:y="13.377cm">
            <draw:text-box>
              <text:p text:style-name="P1">大統領 (だいとうりょう) - president</text:p>
              <text:p text:style-name="P1">領土 (りょうど) - dominion</text:p>
              <text:p text:style-name="P1">占領 (せんりょう) - occupation</text:p>
            </draw:text-box>
            <svg:title>examples</svg:title>
          </draw:frame>
          <draw:frame draw:style-name="gr18" draw:text-style-name="P1" draw:layer="layout" svg:width="8.928cm" svg:height="0.757cm" svg:x="10.808cm" svg:y="12.679cm">
            <draw:text-box>
              <text:p text:style-name="P1">えり</text:p>
            </draw:text-box>
            <svg:title>kunyomi</svg:title>
          </draw:frame>
        </draw:g>
        <draw:g>
          <svg:title>back10</svg:title>
          <draw:custom-shape draw:style-name="gr8" draw:text-style-name="P1" draw:layer="layout" svg:width="9.499cm" svg:height="4.617cm" svg:x="1.001cm" svg:y="19.46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7" draw:layer="layout" svg:width="8.929cm" svg:height="1.01cm" svg:x="1.309cm" svg:y="19.955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9cm" svg:y="20.916cm">
            <draw:text-box>
              <text:p/>
            </draw:text-box>
            <svg:title>meaning</svg:title>
          </draw:frame>
          <draw:frame draw:style-name="gr38" draw:text-style-name="P1" draw:layer="layout" svg:width="8.929cm" svg:height="0.937cm" svg:x="1.309cm" svg:y="21.369cm">
            <draw:text-box>
              <text:p/>
            </draw:text-box>
            <svg:title>onyomi</svg:title>
          </draw:frame>
          <draw:frame draw:style-name="gr36" draw:text-style-name="P1" draw:layer="layout" svg:width="8.929cm" svg:height="0.96cm" svg:x="1.309cm" svg:y="22.72cm">
            <draw:text-box>
              <text:p/>
            </draw:text-box>
            <svg:title>examples</svg:title>
          </draw:frame>
          <draw:frame draw:style-name="gr22" draw:text-style-name="P1" draw:layer="layout" svg:width="8.929cm" svg:height="0.937cm" svg:x="1.309cm" svg:y="21.821cm">
            <draw:text-box>
              <text:p/>
            </draw:text-box>
            <svg:title>kunyomi</svg:title>
          </draw:frame>
        </draw:g>
        <draw:g>
          <svg:title>back9</svg:title>
          <draw:custom-shape draw:style-name="gr8" draw:text-style-name="P1" draw:layer="layout" svg:width="9.499cm" svg:height="4.617cm" svg:x="10.5cm" svg:y="19.46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layer="layout" svg:width="8.928cm" svg:height="1.009cm" svg:x="10.808cm" svg:y="19.954cm">
            <draw:text-box>
              <text:p/>
            </draw:text-box>
            <svg:title>english</svg:title>
          </draw:frame>
          <draw:frame draw:style-name="gr26" draw:text-style-name="P1" draw:layer="layout" svg:width="8.928cm" svg:height="0.937cm" svg:x="10.808cm" svg:y="20.915cm">
            <draw:text-box>
              <text:p/>
            </draw:text-box>
            <svg:title>meaning</svg:title>
          </draw:frame>
          <draw:frame draw:style-name="gr40" draw:text-style-name="P1" draw:layer="layout" svg:width="8.928cm" svg:height="0.937cm" svg:x="10.808cm" svg:y="21.368cm">
            <draw:text-box>
              <text:p/>
            </draw:text-box>
            <svg:title>onyomi</svg:title>
          </draw:frame>
          <draw:frame draw:style-name="gr41" draw:text-style-name="P1" draw:layer="layout" svg:width="8.928cm" svg:height="0.96cm" svg:x="10.808cm" svg:y="22.719cm">
            <draw:text-box>
              <text:p/>
            </draw:text-box>
            <svg:title>examples</svg:title>
          </draw:frame>
          <draw:frame draw:style-name="gr24" draw:text-style-name="P1" draw:layer="layout" svg:width="8.928cm" svg:height="0.937cm" svg:x="10.808cm" svg:y="21.82cm">
            <draw:text-box>
              <text:p/>
            </draw:text-box>
            <svg:title>kunyomi</svg:title>
          </draw:frame>
        </draw:g>
        <draw:g>
          <svg:title>back8</svg:title>
          <draw:custom-shape draw:style-name="gr8" draw:text-style-name="P1" draw:layer="layout" svg:width="9.5cm" svg:height="4.616cm" svg:x="1cm" svg:y="14.8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layer="layout" svg:width="8.929cm" svg:height="1.009cm" svg:x="1.308cm" svg:y="15.338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08cm" svg:y="16.299cm">
            <draw:text-box>
              <text:p/>
            </draw:text-box>
            <svg:title>meaning</svg:title>
          </draw:frame>
          <draw:frame draw:style-name="gr35" draw:text-style-name="P1" draw:layer="layout" svg:width="8.929cm" svg:height="0.937cm" svg:x="1.308cm" svg:y="16.751cm">
            <draw:text-box>
              <text:p/>
            </draw:text-box>
            <svg:title>onyomi</svg:title>
          </draw:frame>
          <draw:frame draw:style-name="gr36" draw:text-style-name="P1" draw:layer="layout" svg:width="8.929cm" svg:height="0.96cm" svg:x="1.308cm" svg:y="18.103cm">
            <draw:text-box>
              <text:p/>
            </draw:text-box>
            <svg:title>examples</svg:title>
          </draw:frame>
          <draw:frame draw:style-name="gr22" draw:text-style-name="P1" draw:layer="layout" svg:width="8.929cm" svg:height="0.937cm" svg:x="1.308cm" svg:y="17.203cm">
            <draw:text-box>
              <text:p/>
            </draw:text-box>
            <svg:title>kunyomi</svg:title>
          </draw:frame>
        </draw:g>
        <draw:g>
          <svg:title>back7</svg:title>
          <draw:custom-shape draw:style-name="gr8" draw:text-style-name="P1" draw:layer="layout" svg:width="9.499cm" svg:height="4.616cm" svg:x="10.499cm" svg:y="14.84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layer="layout" svg:width="8.928cm" svg:height="1.009cm" svg:x="10.807cm" svg:y="15.337cm">
            <draw:text-box>
              <text:p/>
            </draw:text-box>
            <svg:title>english</svg:title>
          </draw:frame>
          <draw:frame draw:style-name="gr26" draw:text-style-name="P1" draw:layer="layout" svg:width="8.928cm" svg:height="0.937cm" svg:x="10.807cm" svg:y="16.298cm">
            <draw:text-box>
              <text:p/>
            </draw:text-box>
            <svg:title>meaning</svg:title>
          </draw:frame>
          <draw:frame draw:style-name="gr42" draw:text-style-name="P1" draw:layer="layout" svg:width="8.928cm" svg:height="0.937cm" svg:x="10.807cm" svg:y="16.75cm">
            <draw:text-box>
              <text:p/>
            </draw:text-box>
            <svg:title>onyomi</svg:title>
          </draw:frame>
          <draw:frame draw:style-name="gr41" draw:text-style-name="P1" draw:layer="layout" svg:width="8.928cm" svg:height="0.96cm" svg:x="10.807cm" svg:y="18.102cm">
            <draw:text-box>
              <text:p/>
            </draw:text-box>
            <svg:title>examples</svg:title>
          </draw:frame>
          <draw:frame draw:style-name="gr24" draw:text-style-name="P1" draw:layer="layout" svg:width="8.928cm" svg:height="0.937cm" svg:x="10.807cm" svg:y="17.202cm">
            <draw:text-box>
              <text:p/>
            </draw:text-box>
            <svg:title>kunyomi</svg:title>
          </draw:frame>
        </draw:g>
        <draw:g>
          <svg:title>back12</svg:title>
          <draw:custom-shape draw:style-name="gr8" draw:text-style-name="P1" draw:layer="layout" svg:width="9.499cm" svg:height="4.616cm" svg:x="1.002cm" svg:y="24.08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4" draw:layer="layout" svg:width="8.929cm" svg:height="1.009cm" svg:x="1.31cm" svg:y="24.573cm">
            <draw:text-box>
              <text:p/>
            </draw:text-box>
            <svg:title>english</svg:title>
          </draw:frame>
          <draw:frame draw:style-name="gr27" draw:text-style-name="P1" draw:layer="layout" svg:width="8.929cm" svg:height="0.937cm" svg:x="1.31cm" svg:y="25.534cm">
            <draw:text-box>
              <text:p/>
            </draw:text-box>
            <svg:title>meaning</svg:title>
          </draw:frame>
          <draw:frame draw:style-name="gr38" draw:text-style-name="P1" draw:layer="layout" svg:width="8.929cm" svg:height="0.937cm" svg:x="1.31cm" svg:y="25.986cm">
            <draw:text-box>
              <text:p/>
            </draw:text-box>
            <svg:title>onyomi</svg:title>
          </draw:frame>
          <draw:frame draw:style-name="gr36" draw:text-style-name="P1" draw:layer="layout" svg:width="8.929cm" svg:height="0.96cm" svg:x="1.31cm" svg:y="27.337cm">
            <draw:text-box>
              <text:p/>
            </draw:text-box>
            <svg:title>examples</svg:title>
          </draw:frame>
          <draw:frame draw:style-name="gr22" draw:text-style-name="P1" draw:layer="layout" svg:width="8.929cm" svg:height="0.937cm" svg:x="1.31cm" svg:y="26.438cm">
            <draw:text-box>
              <text:p/>
            </draw:text-box>
            <svg:title>kunyomi</svg:title>
          </draw:frame>
        </draw:g>
        <draw:g>
          <svg:title>back11</svg:title>
          <draw:custom-shape draw:style-name="gr8" draw:text-style-name="P1" draw:layer="layout" svg:width="9.5cm" svg:height="4.616cm" svg:x="10.5cm" svg:y="24.08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9" draw:layer="layout" svg:width="8.928cm" svg:height="1.009cm" svg:x="10.809cm" svg:y="24.572cm">
            <draw:text-box>
              <text:p/>
            </draw:text-box>
            <svg:title>english</svg:title>
          </draw:frame>
          <draw:frame draw:style-name="gr43" draw:text-style-name="P1" draw:layer="layout" svg:width="8.928cm" svg:height="0.937cm" svg:x="10.809cm" svg:y="25.533cm">
            <draw:text-box>
              <text:p/>
            </draw:text-box>
            <svg:title>meaning</svg:title>
          </draw:frame>
          <draw:frame draw:style-name="gr40" draw:text-style-name="P1" draw:layer="layout" svg:width="8.928cm" svg:height="0.937cm" svg:x="10.809cm" svg:y="25.985cm">
            <draw:text-box>
              <text:p/>
            </draw:text-box>
            <svg:title>onyomi</svg:title>
          </draw:frame>
          <draw:frame draw:style-name="gr41" draw:text-style-name="P1" draw:layer="layout" svg:width="8.928cm" svg:height="0.96cm" svg:x="10.809cm" svg:y="27.336cm">
            <draw:text-box>
              <text:p/>
            </draw:text-box>
            <svg:title>examples</svg:title>
          </draw:frame>
          <draw:frame draw:style-name="gr24" draw:text-style-name="P1" draw:layer="layout" svg:width="8.928cm" svg:height="0.937cm" svg:x="10.809cm" svg:y="26.437cm">
            <draw:text-box>
              <text:p/>
            </draw:text-box>
            <svg:title>kunyomi</svg:title>
          </draw:frame>
        </draw:g>
      </draw:page>
      <draw:page draw:name="License" draw:style-name="dp1" draw:master-page-name="Default">
        <draw:frame draw:style-name="gr44" draw:text-style-name="P1" draw:layer="layout" svg:width="6.048cm" svg:height="2.116cm" svg:x="7.476cm" svg:y="7.636cm">
          <draw:image xlink:href="Pictures/2000005B00001089000005CAD9B0186C.svm" xlink:type="simple" xlink:show="embed" xlink:actuate="onLoad">
            <text:p/>
          </draw:image>
        </draw:frame>
        <draw:frame draw:style-name="gr45" draw:text-style-name="P2" draw:layer="layout" svg:width="19cm" svg:height="11.728cm" svg:x="1cm" svg:y="10.337cm">
          <draw:text-box>
            <text:p text:style-name="P1"><text:span text:style-name="T1">This work by Douglas P Perkins is available under a Creative Commons Share Alike-Attribution 3.0 License.</text:span> </text:p>
            <text:p text:style-name="P1"><text:span text:style-name="T1">For attribution, link to the following 2 pages and mention my name, Douglas P Perkins.</text:span> </text:p>
            <text:p text:style-name="P1"><text:span text:style-name="T1">This work depends on the files listed below, as well.</text:span> </text:p>
            <text:p text:style-name="P1"><text:span text:style-name="T1"><text:a xlink:href="https://dperkins.org/kanji/">https://dperkins.org/kanji/</text:a></text:span><text:span text:style-name="T1"> </text:span></text:p>
            <text:p text:style-name="P1"><text:span text:style-name="T1"><text:a xlink:href="https://identi.ca/dper/">https://identi.ca/dper/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2"/></text:p>
            <text:p text:style-name="P1"><text:span text:style-name="T3">kanjidic2.xml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2/">http://www.csse.monash.edu.au/~jwb/kanjidic2/</text:a></text:span><text:span text:style-name="T1"> </text:span></text:p>
            <text:p text:style-name="P1"><text:span text:style-name="T1"><text:a xlink:href="http://www.csse.monash.edu.au/~jwb/kanjidic2/kanjidic2.xml.gz">http://www.csse.monash.edu.au/~jwb/kanjidic2/kanjidic2.xml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edict.txt</text:span> </text:p>
            <text:p text:style-name="P1"><text:span text:style-name="T1">Retrieved 2011-02-21.</text:span> </text:p>
            <text:p text:style-name="P1"><text:span text:style-name="T1">Copyright by the Electronic Dictionary Research and Development Group.</text:span> </text:p>
            <text:p text:style-name="P1"><text:span text:style-name="T1">Available under Creative Commons Share Alike-Attribution 3.0 License.</text:span> </text:p>
            <text:p text:style-name="P1"><text:span text:style-name="T1"><text:a xlink:href="http://www.csse.monash.edu.au/~jwb/kanjidic.html">http://www.csse.monash.edu.au/~jwb/kanjidic.html</text:a></text:span><text:span text:style-name="T1"> </text:span></text:p>
            <text:p text:style-name="P1"><text:span text:style-name="T1"><text:a xlink:href="http://ftp.monash.edu.au/pub/nihongo/kanjidic.gz">http://ftp.monash.edu.au/pub/nihongo/kanjidic.gz</text:a></text:span><text:span text:style-name="T1"> </text:span></text:p>
            <text:p text:style-name="P1"><text:span text:style-name="T1"><text:a xlink:href="http://creativecommons.org/licenses/by-sa/3.0/">http://creativecommons.org/licenses/by-sa/3.0/</text:a></text:span><text:span text:style-name="T1"> </text:span></text:p>
            <text:p text:style-name="P1"><text:span text:style-name="T1"/></text:p>
            <text:p text:style-name="P1"><text:span text:style-name="T3">wordfreq_ck</text:span> </text:p>
            <text:p text:style-name="P1"><text:span text:style-name="T1">Retrieved 2011-02-21.</text:span> </text:p>
            <text:p text:style-name="P1"><text:span text:style-name="T1">File is in the public domain.</text:span> </text:p>
            <text:p text:style-name="P1"><text:span text:style-name="T1"><text:a xlink:href="http://www.bcit-broadcast.com/monash/">http://www.bcit-broadcast.com/monash/</text:a></text:span><text:span text:style-name="T1"> </text:span></text:p>
            <text:p text:style-name="P1"><text:span text:style-name="T1"><text:a xlink:href="http://www.bcit-broadcast.com/monash/wordfreq_ck.gz">http://www.bcit-broadcast.com/monash/wordfreq_ck.gz</text:a></text:span><text:span text:style-name="T1"> </text:span></text:p>
            <text:p text:style-name="P1"><text:span text:style-name="T1"><text:a xlink:href="http://www.bcit-broadcast.com/monash/wordfreq.README">http://www.bcit-broadcast.com/monash/wordfreq.README</text:a></text:span><text:span text:style-name="T1">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DejaVu Sans'" style:font-family-generic-asian="system" style:font-pitch-asian="variable" style:font-size-asian="10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iteral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0000ff" fo:font-family="東風明朝" style:font-style-name="Regular" style:font-pitch="variable" fo:font-size="70pt" style:font-family-asian="東風明朝" style:font-size-asian="70pt"/>
    </style:style>
    <style:style style:name="Grad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 draw:shadow-offset-x="0.305cm" draw:shadow-offset-y="0.305cm"/>
      <style:paragraph-properties fo:text-align="center">
        <style:tab-stops/>
      </style:paragraph-properties>
      <style:text-properties fo:color="#808080" fo:font-family="東風ゴシック" style:font-style-name="Regular" style:font-family-generic="swiss" style:font-pitch="variable" fo:font-size="14pt" style:font-size-asian="14pt"/>
    </style:style>
    <style:style style:name="Stroke_20_count" style:display-name="Stroke count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ff00ff" fo:font-size="14pt" style:font-size-asian="14pt"/>
    </style:style>
    <style:style style:name="Front_20_background" style:display-name="Front background" style:family="graphic" style:parent-style-name="standard">
      <style:graphic-properties draw:stroke="none" draw:stroke-dash="Dash_20_2" draw:fill="none" draw:fill-color="#ccffff" draw:fill-gradient-name="Gradient_20_7" draw:fill-hatch-name="Hatch_20_1" draw:fill-image-name="Bitmape_20_1" draw:fill-image-width="0cm" draw:fill-image-height="0cm"/>
    </style:style>
    <style:style style:name="English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paragraph-properties fo:text-align="center"/>
      <style:text-properties fo:color="#23ff23" fo:font-size="22pt"/>
    </style:style>
    <style:style style:name="O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6633" fo:font-size="10pt" style:font-size-asian="10pt"/>
    </style:style>
    <style:style style:name="Kunyomi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ff0000" fo:font-size="10pt" style:font-size-asian="10pt"/>
    </style:style>
    <style:style style:name="Example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000000" fo:font-size="10pt" style:font-family-asian="東風明朝" style:font-size-asian="10pt"/>
    </style:style>
    <style:style style:name="Meaning" style:family="graphic" style:parent-style-name="standard">
      <style:graphic-properties draw:stroke="none" draw:stroke-dash="Dash_20_2" draw:fill="none" draw:fill-gradient-name="Gradient_20_7" draw:fill-hatch-name="Hatch_20_1" draw:fill-image-name="Bitmape_20_1" draw:fill-image-width="0cm" draw:fill-image-height="0cm" draw:textarea-vertical-align="middle" draw:auto-grow-width="true" fo:padding-top="0cm" fo:padding-bottom="0cm" fo:padding-left="0cm" fo:padding-right="0cm"/>
      <style:text-properties fo:color="#9999ff" fo:font-size="10pt"/>
    </style:style>
    <style:style style:name="Back_20_background" style:display-name="Back background" style:family="graphic" style:parent-style-name="standard">
      <style:graphic-properties draw:stroke-dash="Dash_20_2" svg:stroke-width="0.025cm" svg:stroke-color="#c0c0c0" draw:marker-start-width="0.152cm" draw:marker-end-width="0.152cm" draw:fill="none" draw:fill-gradient-name="Gradient_20_7" draw:fill-hatch-name="Hatch_20_1" draw:fill-image-name="Bitmape_20_1" draw:fill-image-width="0cm" draw:fill-image-height="0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2-23T21:55:44</meta:creation-date>
    <dc:date>2011-02-23T22:21:21</dc:date>
    <meta:editing-duration>PT25M38S</meta:editing-duration>
    <meta:editing-cycles>4</meta:editing-cycles>
    <meta:generator>LibreOffice/3.3$Unix LibreOffice_project/330m19$Build-202</meta:generator>
    <meta:document-statistic meta:object-count="2306"/>
  </office:meta>
</office:document-meta>
</file>